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9ec0f"/>
    </style:style>
    <style:style style:name="P2" style:family="paragraph" style:parent-style-name="Text_20_body">
      <style:text-properties officeooo:rsid="00045a0a" officeooo:paragraph-rsid="00045a0a"/>
    </style:style>
    <style:style style:name="P3" style:family="paragraph" style:parent-style-name="Text_20_body">
      <style:text-properties officeooo:rsid="000eb3ea"/>
    </style:style>
    <style:style style:name="P4" style:family="paragraph" style:parent-style-name="Text_20_body">
      <style:text-properties style:text-line-through-style="none" style:text-line-through-type="none" fo:font-weight="normal" officeooo:rsid="000eb3ea" style:font-weight-asian="normal" style:font-weight-complex="normal"/>
    </style:style>
    <style:style style:name="P5" style:family="paragraph" style:parent-style-name="Text_20_body">
      <style:text-properties style:text-line-through-style="none" style:text-line-through-type="none" fo:font-weight="bold" style:font-weight-asian="bold" style:font-weight-complex="bold"/>
    </style:style>
    <style:style style:name="P6" style:family="paragraph" style:parent-style-name="Text_20_body">
      <style:text-properties officeooo:paragraph-rsid="0019ec0f"/>
    </style:style>
    <style:style style:name="P7" style:family="paragraph" style:parent-style-name="Text_20_body">
      <style:text-properties officeooo:rsid="00045a0a" officeooo:paragraph-rsid="00045a0a"/>
    </style:style>
    <style:style style:name="P8" style:family="paragraph" style:parent-style-name="Text_20_body">
      <style:text-properties officeooo:rsid="000eb3ea"/>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fo:font-weight="normal" style:font-weight-asian="normal" style:font-weight-complex="normal"/>
    </style:style>
    <style:style style:name="P11" style:family="paragraph" style:parent-style-name="Text_20_body">
      <style:text-properties style:text-line-through-style="none" style:text-line-through-type="none" fo:font-weight="normal" officeooo:rsid="000eb3ea" style:font-weight-asian="normal" style:font-weight-complex="normal"/>
    </style:style>
    <style:style style:name="P12" style:family="paragraph" style:parent-style-name="Text_20_body">
      <style:text-properties style:text-line-through-style="none" style:text-line-through-type="none" fo:font-weight="bold" style:font-weight-asian="bold" style:font-weight-complex="bold"/>
    </style:style>
    <style:style style:name="P13" style:family="paragraph" style:parent-style-name="Text_20_body">
      <style:text-properties style:text-line-through-style="none" style:text-line-through-type="none" fo:font-weight="bold" officeooo:rsid="000eb3ea" officeooo:paragraph-rsid="000eb3ea" style:font-weight-asian="bold" style:font-weight-complex="bold"/>
    </style:style>
    <style:style style:name="P14" style:family="paragraph" style:parent-style-name="Text_20_body">
      <style:text-properties style:text-line-through-style="none" style:text-line-through-type="none" fo:font-weight="bold" officeooo:paragraph-rsid="0051687d" style:font-weight-asian="bold" style:font-weight-complex="bold"/>
    </style:style>
    <style:style style:name="P15" style:family="paragraph" style:parent-style-name="Text_20_body">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P16" style:family="paragraph" style:parent-style-name="Text_20_body">
      <style:text-properties style:text-line-through-style="none" style:text-line-through-type="none" fo:font-style="normal" style:text-underline-style="none" fo:font-weight="normal" officeooo:rsid="004b3133" officeooo:paragraph-rsid="004b3133" style:font-style-asian="normal" style:font-weight-asian="normal" style:font-style-complex="normal" style:font-weight-complex="normal"/>
    </style:style>
    <style:style style:name="P17" style:family="paragraph" style:parent-style-name="Text_20_body">
      <style:text-properties fo:font-weight="normal" officeooo:rsid="000eb3ea" officeooo:paragraph-rsid="000eb3ea" style:font-weight-asian="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paragraph-rsid="001b8eb4" style:font-weight-asian="bold" style:font-weight-complex="bold"/>
    </style:style>
    <style:style style:name="P20" style:family="paragraph" style:parent-style-name="Text_20_body">
      <style:text-properties fo:font-style="normal" officeooo:rsid="001405b2" officeooo:paragraph-rsid="0023a95b" style:font-style-asian="normal" style:font-style-complex="normal"/>
    </style:style>
    <style:style style:name="P21" style:family="paragraph" style:parent-style-name="Text_20_body">
      <style:text-properties fo:font-style="normal" officeooo:rsid="0023a95b" officeooo:paragraph-rsid="0023d2e7" style:font-style-asian="normal" style:font-style-complex="normal"/>
    </style:style>
    <style:style style:name="P22" style:family="paragraph" style:parent-style-name="Text_20_body">
      <style:text-properties fo:font-style="normal" officeooo:rsid="0023d2e7" officeooo:paragraph-rsid="0023d2e7" style:font-style-asian="normal" style:font-style-complex="normal"/>
    </style:style>
    <style:style style:name="P23" style:family="paragraph" style:parent-style-name="Text_20_body">
      <style:text-properties officeooo:rsid="000ce615" officeooo:paragraph-rsid="001b8eb4"/>
    </style:style>
    <style:style style:name="P24" style:family="paragraph" style:parent-style-name="Text_20_body">
      <style:text-properties officeooo:rsid="0010507d" officeooo:paragraph-rsid="001854fd"/>
    </style:style>
    <style:style style:name="P25" style:family="paragraph" style:parent-style-name="Text_20_body">
      <style:text-properties officeooo:rsid="0019ec0f" officeooo:paragraph-rsid="0019ec0f"/>
    </style:style>
    <style:style style:name="P26" style:family="paragraph" style:parent-style-name="Text_20_body">
      <style:text-properties officeooo:paragraph-rsid="001b8eb4"/>
    </style:style>
    <style:style style:name="P27" style:family="paragraph" style:parent-style-name="Text_20_body">
      <style:text-properties officeooo:rsid="001d1477" officeooo:paragraph-rsid="001d1477"/>
    </style:style>
    <style:style style:name="P28" style:family="paragraph" style:parent-style-name="Text_20_body">
      <style:text-properties officeooo:rsid="002df5e7" officeooo:paragraph-rsid="002df5e7"/>
    </style:style>
    <style:style style:name="P29" style:family="paragraph" style:parent-style-name="Text_20_body">
      <style:text-properties officeooo:paragraph-rsid="002fd206"/>
    </style:style>
    <style:style style:name="P30" style:family="paragraph" style:parent-style-name="Text_20_body">
      <style:text-properties officeooo:paragraph-rsid="00414827"/>
    </style:style>
    <style:style style:name="P31" style:family="paragraph" style:parent-style-name="Text_20_body">
      <style:text-properties style:text-line-through-style="solid" style:text-line-through-type="single" fo:font-style="normal" style:text-underline-style="none" fo:font-weight="normal" style:font-style-asian="normal" style:font-weight-asian="normal" style:font-style-complex="normal" style:font-weight-complex="normal"/>
    </style:style>
    <style:style style:name="P32" style:family="paragraph" style:parent-style-name="Text_20_body">
      <style:text-properties style:text-line-through-style="solid" style:text-line-through-type="single" officeooo:paragraph-rsid="00611a9d"/>
    </style:style>
    <style:style style:name="P33" style:family="paragraph" style:parent-style-name="Text_20_body">
      <style:text-properties officeooo:paragraph-rsid="00510376"/>
    </style:style>
    <style:style style:name="P34" style:family="paragraph" style:parent-style-name="Text_20_body">
      <style:text-properties officeooo:rsid="0057b830" officeooo:paragraph-rsid="0057b830"/>
    </style:style>
    <style:style style:name="P35" style:family="paragraph" style:parent-style-name="Text_20_body">
      <style:text-properties officeooo:rsid="0057b830" officeooo:paragraph-rsid="005b97a1"/>
    </style:style>
    <style:style style:name="P36" style:family="paragraph" style:parent-style-name="Text_20_body">
      <style:text-properties officeooo:rsid="0016164e" officeooo:paragraph-rsid="0016164e"/>
    </style:style>
    <style:style style:name="P37" style:family="paragraph" style:parent-style-name="Text_20_body">
      <style:text-properties officeooo:rsid="005bc172" officeooo:paragraph-rsid="005bc172"/>
    </style:style>
    <style:style style:name="P38" style:family="paragraph" style:parent-style-name="Standard">
      <style:text-properties fo:font-weight="normal" style:font-weight-asian="normal" style:font-weight-complex="normal"/>
    </style:style>
    <style:style style:name="P39" style:family="paragraph" style:parent-style-name="Standard">
      <style:text-properties style:text-line-through-style="solid" style:text-line-through-type="single" fo:font-weight="normal" style:font-weight-asian="normal" style:font-weight-complex="normal"/>
    </style:style>
    <style:style style:name="P40" style:family="paragraph" style:parent-style-name="Standard">
      <style:text-properties style:text-line-through-style="none" style:text-line-through-type="none" fo:font-weight="normal" officeooo:rsid="000c143c" officeooo:paragraph-rsid="000c143c" style:font-weight-asian="normal" style:font-weight-complex="normal"/>
    </style:style>
    <style:style style:name="P41" style:family="paragraph" style:parent-style-name="Quotations">
      <style:paragraph-properties fo:text-align="justify" style:justify-single-word="false"/>
    </style:style>
    <style:style style:name="P42" style:family="paragraph" style:parent-style-name="Footnote">
      <style:text-properties fo:font-style="italic" style:font-style-asian="italic" style:font-style-complex="italic"/>
    </style:style>
    <style:style style:name="P43" style:family="paragraph" style:parent-style-name="Text_20_body">
      <style:paragraph-properties fo:break-before="page"/>
      <style:text-properties officeooo:paragraph-rsid="00414827"/>
    </style:style>
    <style:style style:name="P44" style:family="paragraph" style:parent-style-name="Footer">
      <style:text-properties officeooo:paragraph-rsid="006ee6cf"/>
    </style:style>
    <style:style style:name="P45" style:family="paragraph" style:parent-style-name="Text_20_body">
      <style:text-properties style:text-line-through-style="none" style:text-line-through-type="none" fo:font-weight="bold" style:font-weight-asian="bold" style:font-weight-complex="bold"/>
    </style:style>
    <style:style style:name="P46" style:family="paragraph" style:parent-style-name="Text_20_body">
      <style:text-properties style:text-line-through-style="none" style:text-line-through-type="none" fo:font-style="normal" fo:font-weight="normal" officeooo:rsid="005bc172" officeooo:paragraph-rsid="005bc172" style:font-style-asian="normal" style:font-weight-asian="normal" style:font-style-complex="normal" style:font-weight-complex="normal"/>
    </style:style>
    <style:style style:name="P47" style:family="paragraph" style:parent-style-name="Text_20_body">
      <style:text-properties style:text-line-through-style="none" style:text-line-through-type="none" fo:font-weight="normal" officeooo:rsid="000eb3ea" style:font-weight-asian="normal" style:font-weight-complex="normal"/>
    </style:style>
    <style:style style:name="P48" style:family="paragraph" style:parent-style-name="Text_20_body" style:list-style-name="L1">
      <style:text-properties fo:font-style="italic" officeooo:rsid="0013a658" officeooo:paragraph-rsid="0013a658" style:font-style-asian="italic" style:font-style-complex="italic"/>
    </style:style>
    <style:style style:name="P49" style:family="paragraph" style:parent-style-name="Text_20_body" style:list-style-name="L1">
      <style:text-properties fo:font-style="normal" officeooo:rsid="005fb2ff" officeooo:paragraph-rsid="0013a658" style:font-style-asian="normal" style:font-style-complex="normal"/>
    </style:style>
    <style:style style:name="P50" style:family="paragraph" style:parent-style-name="Text_20_body">
      <style:text-properties officeooo:paragraph-rsid="0019ec0f"/>
    </style:style>
    <style:style style:name="P51" style:family="paragraph" style:parent-style-name="Text_20_body">
      <style:text-properties officeooo:rsid="0056c912" officeooo:paragraph-rsid="0056c912"/>
    </style:style>
    <style:style style:name="P52" style:family="paragraph" style:parent-style-name="Text_20_body">
      <style:text-properties officeooo:rsid="00045a0a" officeooo:paragraph-rsid="00045a0a"/>
    </style:style>
    <style:style style:name="P53" style:family="paragraph" style:parent-style-name="Text_20_body">
      <style:text-properties officeooo:rsid="000eb3ea"/>
    </style:style>
    <style:style style:name="P54" style:family="paragraph" style:parent-style-name="Text_20_body">
      <style:text-properties officeooo:rsid="006ee6cf" officeooo:paragraph-rsid="006ee6cf"/>
    </style:style>
    <style:style style:name="P55" style:family="paragraph" style:parent-style-name="Text_20_body">
      <style:text-properties officeooo:paragraph-rsid="006ee6cf"/>
    </style:style>
    <style:style style:name="P56" style:family="paragraph" style:parent-style-name="Text_20_body" style:list-style-name="L2">
      <style:text-properties officeooo:paragraph-rsid="00718fab"/>
    </style:style>
    <style:style style:name="P57" style:family="paragraph" style:parent-style-name="Text_20_body" style:master-page-name="Standard">
      <style:paragraph-properties style:page-number="auto"/>
      <style:text-properties style:text-line-through-style="none" style:text-line-through-type="none" fo:font-weight="bold" officeooo:rsid="0020191b" officeooo:paragraph-rsid="00414827" style:font-weight-asian="bold" style:font-weight-complex="bold"/>
    </style:style>
    <style:style style:name="P58" style:family="paragraph" style:parent-style-name="Heading_20_1">
      <style:text-properties officeooo:rsid="000c143c" officeooo:paragraph-rsid="000c143c"/>
    </style:style>
    <style:style style:name="P59" style:family="paragraph" style:parent-style-name="Heading_20_1">
      <style:text-properties officeooo:rsid="00045a0a" officeooo:paragraph-rsid="00045a0a"/>
    </style:style>
    <style:style style:name="P60" style:family="paragraph" style:parent-style-name="Heading_20_1">
      <style:text-properties officeooo:rsid="0048f6f1" officeooo:paragraph-rsid="0048f6f1"/>
    </style:style>
    <style:style style:name="P61" style:family="paragraph" style:parent-style-name="Heading_20_1">
      <style:paragraph-properties fo:break-before="page"/>
      <style:text-properties officeooo:paragraph-rsid="00414827"/>
    </style:style>
    <style:style style:name="P62" style:family="paragraph" style:parent-style-name="Heading_20_2">
      <style:text-properties officeooo:rsid="000c143c" officeooo:paragraph-rsid="003a16a1"/>
    </style:style>
    <style:style style:name="P63" style:family="paragraph" style:parent-style-name="Heading_20_2">
      <style:text-properties fo:font-style="italic" officeooo:rsid="000c143c" officeooo:paragraph-rsid="000c143c" style:font-style-asian="italic" style:font-style-complex="italic"/>
    </style:style>
    <style:style style:name="P64" style:family="paragraph" style:parent-style-name="Heading_20_2">
      <style:text-properties officeooo:paragraph-rsid="002fd206"/>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Quotations">
      <style:text-properties officeooo:rsid="006ee6cf" officeooo:paragraph-rsid="00718fab"/>
    </style:style>
    <style:style style:name="T1" style:family="text">
      <style:text-properties officeooo:rsid="0019ec0f"/>
    </style:style>
    <style:style style:name="T2" style:family="text">
      <style:text-properties style:text-line-through-style="none" style:text-line-through-type="none" fo:font-weight="bold" officeooo:rsid="000eb3ea" style:font-weight-asian="bold" style:font-weight-complex="bold"/>
    </style:style>
    <style:style style:name="T3" style:family="text">
      <style:text-properties officeooo:rsid="000eb3ea"/>
    </style:style>
    <style:style style:name="T4" style:family="text">
      <style:text-properties officeooo:rsid="0019ec0f"/>
    </style:style>
    <style:style style:name="T5" style:family="text">
      <style:text-properties style:text-line-through-style="none" style:text-line-through-type="none"/>
    </style:style>
    <style:style style:name="T6" style:family="text">
      <style:text-properties style:text-line-through-style="none" style:text-line-through-type="none" fo:font-weight="bold" style:font-weight-asian="bold" style:font-weight-complex="bold"/>
    </style:style>
    <style:style style:name="T7" style:family="text">
      <style:text-properties style:text-line-through-style="none" style:text-line-through-type="none" fo:font-weight="bold" officeooo:rsid="000eb3ea" style:font-weight-asian="bold" style:font-weight-complex="bold"/>
    </style:style>
    <style:style style:name="T8" style:family="text">
      <style:text-properties style:text-line-through-style="none" style:text-line-through-type="none" fo:font-weight="normal" style:font-weight-asian="normal" style:font-weight-complex="normal"/>
    </style:style>
    <style:style style:name="T9" style:family="text">
      <style:text-properties style:text-line-through-style="none" style:text-line-through-type="none" fo:font-weight="normal" officeooo:rsid="0003d5e0" style:font-weight-asian="normal" style:font-weight-complex="normal"/>
    </style:style>
    <style:style style:name="T10" style:family="text">
      <style:text-properties style:text-line-through-style="none" style:text-line-through-type="none" fo:font-weight="normal" officeooo:rsid="0004da89" style:font-weight-asian="normal" style:font-weight-complex="normal"/>
    </style:style>
    <style:style style:name="T11" style:family="text">
      <style:text-properties style:text-line-through-style="none" style:text-line-through-type="none" fo:font-weight="normal" officeooo:rsid="0006976a" style:font-weight-asian="normal" style:font-weight-complex="normal"/>
    </style:style>
    <style:style style:name="T12" style:family="text">
      <style:text-properties style:text-line-through-style="none" style:text-line-through-type="none" fo:font-weight="normal" officeooo:rsid="000c143c" style:font-weight-asian="normal" style:font-weight-complex="normal"/>
    </style:style>
    <style:style style:name="T13" style:family="text">
      <style:text-properties style:text-line-through-style="none" style:text-line-through-type="none" fo:font-weight="normal" officeooo:rsid="00365756" style:font-weight-asian="normal" style:font-weight-complex="normal"/>
    </style:style>
    <style:style style:name="T14" style:family="text">
      <style:text-properties style:text-line-through-style="none" style:text-line-through-type="none" fo:font-weight="normal" officeooo:rsid="00382b06" style:font-weight-asian="normal" style:font-weight-complex="normal"/>
    </style:style>
    <style:style style:name="T15" style:family="text">
      <style:text-properties style:text-line-through-style="none" style:text-line-through-type="none" fo:font-weight="normal" officeooo:rsid="000a84ab" style:font-weight-asian="normal" style:font-weight-complex="normal"/>
    </style:style>
    <style:style style:name="T16" style:family="text">
      <style:text-properties style:text-line-through-style="none" style:text-line-through-type="none" fo:font-weight="normal" officeooo:rsid="003fa615" style:font-weight-asian="normal" style:font-weight-complex="normal"/>
    </style:style>
    <style:style style:name="T17" style:family="text">
      <style:text-properties style:text-line-through-style="none" style:text-line-through-type="none" fo:font-weight="normal" officeooo:rsid="00414827" style:font-weight-asian="normal" style:font-weight-complex="normal"/>
    </style:style>
    <style:style style:name="T18" style:family="text">
      <style:text-properties style:text-line-through-style="none" style:text-line-through-type="none" fo:font-weight="normal" officeooo:rsid="0048f6f1" style:font-weight-asian="normal" style:font-weight-complex="normal"/>
    </style:style>
    <style:style style:name="T19" style:family="text">
      <style:text-properties style:text-line-through-style="none" style:text-line-through-type="none" fo:font-weight="normal" officeooo:rsid="004f168b" style:font-weight-asian="normal" style:font-weight-complex="normal"/>
    </style:style>
    <style:style style:name="T20" style:family="text">
      <style:text-properties style:text-line-through-style="none" style:text-line-through-type="none" fo:font-weight="normal" officeooo:rsid="0056c912" style:font-weight-asian="normal" style:font-weight-complex="normal"/>
    </style:style>
    <style:style style:name="T21" style:family="text">
      <style:text-properties style:text-line-through-style="none" style:text-line-through-type="none" fo:font-weight="normal" officeooo:rsid="0057b830" style:font-weight-asian="normal" style:font-weight-complex="normal"/>
    </style:style>
    <style:style style:name="T22" style:family="text">
      <style:text-properties style:text-line-through-style="none" style:text-line-through-type="none" fo:font-weight="normal" officeooo:rsid="005bb4c3" style:font-weight-asian="normal" style:font-weight-complex="normal"/>
    </style:style>
    <style:style style:name="T23" style:family="text">
      <style:text-properties style:text-line-through-style="none" style:text-line-through-type="none" fo:font-weight="normal" officeooo:rsid="0064bed6" style:font-weight-asian="normal" style:font-weight-complex="normal"/>
    </style:style>
    <style:style style:name="T24" style:family="text">
      <style:text-properties style:text-line-through-style="none" style:text-line-through-type="none" fo:font-weight="normal" officeooo:rsid="0065c22c" style:font-weight-asian="normal" style:font-weight-complex="normal"/>
    </style:style>
    <style:style style:name="T25" style:family="text">
      <style:text-properties style:text-line-through-style="none" style:text-line-through-type="none" fo:font-style="italic" fo:font-weight="normal" style:font-style-asian="italic" style:font-weight-asian="normal" style:font-style-complex="italic" style:font-weight-complex="normal"/>
    </style:style>
    <style:style style:name="T26" style:family="text">
      <style:text-properties style:text-line-through-style="none" style:text-line-through-type="none" fo:font-style="italic" fo:font-weight="normal" officeooo:rsid="0003d5e0" style:font-style-asian="italic" style:font-weight-asian="normal" style:font-style-complex="italic" style:font-weight-complex="normal"/>
    </style:style>
    <style:style style:name="T27" style:family="text">
      <style:text-properties style:text-line-through-style="none" style:text-line-through-type="none" fo:font-style="italic" fo:font-weight="normal" officeooo:rsid="00365756" style:font-style-asian="italic" style:font-weight-asian="normal" style:font-style-complex="italic" style:font-weight-complex="normal"/>
    </style:style>
    <style:style style:name="T28" style:family="text">
      <style:text-properties style:text-line-through-style="none" style:text-line-through-type="none" fo:font-style="italic" fo:font-weight="normal" officeooo:rsid="0004da89" style:font-style-asian="italic" style:font-weight-asian="normal" style:font-style-complex="italic" style:font-weight-complex="normal"/>
    </style:style>
    <style:style style:name="T29" style:family="text">
      <style:text-properties style:text-line-through-style="none" style:text-line-through-type="none" fo:font-style="italic" fo:font-weight="normal" officeooo:rsid="000c143c" style:font-style-asian="italic" style:font-weight-asian="normal" style:font-style-complex="italic" style:font-weight-complex="normal"/>
    </style:style>
    <style:style style:name="T30" style:family="text">
      <style:text-properties style:text-line-through-style="none" style:text-line-through-type="none" fo:font-style="italic" fo:font-weight="normal" officeooo:rsid="003fa615" style:font-style-asian="italic" style:font-weight-asian="normal" style:font-style-complex="italic" style:font-weight-complex="normal"/>
    </style:style>
    <style:style style:name="T31" style:family="text">
      <style:text-properties style:text-line-through-style="none" style:text-line-through-type="none" fo:font-style="italic" fo:font-weight="normal" officeooo:rsid="0057b830" style:font-style-asian="italic" style:font-weight-asian="normal" style:font-style-complex="italic" style:font-weight-complex="normal"/>
    </style:style>
    <style:style style:name="T32" style:family="text">
      <style:text-properties style:text-line-through-style="none" style:text-line-through-type="none" fo:font-style="italic" fo:font-weight="normal" officeooo:rsid="005bb4c3" style:font-style-asian="italic" style:font-weight-asian="normal" style:font-style-complex="italic" style:font-weight-complex="normal"/>
    </style:style>
    <style:style style:name="T33" style:family="text">
      <style:text-properties style:text-line-through-style="none" style:text-line-through-type="none" fo:font-style="italic" fo:font-weight="normal" officeooo:rsid="00657769" style:font-style-asian="italic" style:font-weight-asian="normal" style:font-style-complex="italic" style:font-weight-complex="normal"/>
    </style:style>
    <style:style style:name="T34" style:family="text">
      <style:text-properties style:text-line-through-style="none" style:text-line-through-type="none" fo:font-style="italic" style:text-underline-style="none" fo:font-weight="normal" style:font-style-asian="italic" style:font-weight-asian="normal" style:font-style-complex="italic" style:font-weight-complex="normal"/>
    </style:style>
    <style:style style:name="T35" style:family="text">
      <style:text-properties style:text-line-through-style="none" style:text-line-through-type="none" fo:font-style="normal" fo:font-weight="normal" style:font-style-asian="normal" style:font-weight-asian="normal" style:font-style-complex="normal" style:font-weight-complex="normal"/>
    </style:style>
    <style:style style:name="T36" style:family="text">
      <style:text-properties style:text-line-through-style="none" style:text-line-through-type="none" fo:font-style="normal" fo:font-weight="normal" officeooo:rsid="00365756" style:font-style-asian="normal" style:font-weight-asian="normal" style:font-style-complex="normal" style:font-weight-complex="normal"/>
    </style:style>
    <style:style style:name="T37" style:family="text">
      <style:text-properties style:text-line-through-style="none" style:text-line-through-type="none" fo:font-style="normal" fo:font-weight="normal" officeooo:rsid="000c143c" style:font-style-asian="normal" style:font-weight-asian="normal" style:font-style-complex="normal" style:font-weight-complex="normal"/>
    </style:style>
    <style:style style:name="T38" style:family="text">
      <style:text-properties style:text-line-through-style="none" style:text-line-through-type="none" fo:font-style="normal" fo:font-weight="normal" officeooo:rsid="003fa615" style:font-style-asian="normal" style:font-weight-asian="normal" style:font-style-complex="normal" style:font-weight-complex="normal"/>
    </style:style>
    <style:style style:name="T39" style:family="text">
      <style:text-properties style:text-line-through-style="none" style:text-line-through-type="none" fo:font-style="normal" fo:font-weight="normal" officeooo:rsid="00382b06" style:font-style-asian="normal" style:font-weight-asian="normal" style:font-style-complex="normal" style:font-weight-complex="normal"/>
    </style:style>
    <style:style style:name="T40" style:family="text">
      <style:text-properties style:text-line-through-style="none" style:text-line-through-type="none" fo:font-style="normal" fo:font-weight="normal" officeooo:rsid="0006976a" style:font-style-asian="normal" style:font-weight-asian="normal" style:font-style-complex="normal" style:font-weight-complex="normal"/>
    </style:style>
    <style:style style:name="T41" style:family="text">
      <style:text-properties style:text-line-through-style="none" style:text-line-through-type="none" fo:font-style="normal" fo:font-weight="normal" officeooo:rsid="000a84ab" style:font-style-asian="normal" style:font-weight-asian="normal" style:font-style-complex="normal" style:font-weight-complex="normal"/>
    </style:style>
    <style:style style:name="T42" style:family="text">
      <style:text-properties style:text-line-through-style="none" style:text-line-through-type="none" fo:font-style="normal" fo:font-weight="normal" officeooo:rsid="00414827" style:font-style-asian="normal" style:font-weight-asian="normal" style:font-style-complex="normal" style:font-weight-complex="normal"/>
    </style:style>
    <style:style style:name="T43" style:family="text">
      <style:text-properties style:text-line-through-style="none" style:text-line-through-type="none" fo:font-style="normal" fo:font-weight="normal" officeooo:rsid="00456f2a" style:font-style-asian="normal" style:font-weight-asian="normal" style:font-style-complex="normal" style:font-weight-complex="normal"/>
    </style:style>
    <style:style style:name="T44" style:family="text">
      <style:text-properties style:text-line-through-style="none" style:text-line-through-type="none" fo:font-style="normal" fo:font-weight="normal" officeooo:rsid="0056c912" style:font-style-asian="normal" style:font-weight-asian="normal" style:font-style-complex="normal" style:font-weight-complex="normal"/>
    </style:style>
    <style:style style:name="T45" style:family="text">
      <style:text-properties style:text-line-through-style="none" style:text-line-through-type="none" fo:font-style="normal" fo:font-weight="normal" officeooo:rsid="0057b830" style:font-style-asian="normal" style:font-weight-asian="normal" style:font-style-complex="normal" style:font-weight-complex="normal"/>
    </style:style>
    <style:style style:name="T46" style:family="text">
      <style:text-properties style:text-line-through-style="none" style:text-line-through-type="none" fo:font-style="normal" fo:font-weight="normal" officeooo:rsid="005bb4c3" style:font-style-asian="normal" style:font-weight-asian="normal" style:font-style-complex="normal" style:font-weight-complex="normal"/>
    </style:style>
    <style:style style:name="T47" style:family="text">
      <style:text-properties style:text-line-through-style="none" style:text-line-through-type="none" fo:font-style="normal" fo:font-weight="normal" officeooo:rsid="005bc172" style:font-style-asian="normal" style:font-weight-asian="normal" style:font-style-complex="normal" style:font-weight-complex="normal"/>
    </style:style>
    <style:style style:name="T48" style:family="text">
      <style:text-properties style:text-line-through-style="none" style:text-line-through-type="none" fo:font-style="normal" fo:font-weight="normal" officeooo:rsid="0065c22c" style:font-style-asian="normal" style:font-weight-asian="normal" style:font-style-complex="normal" style:font-weight-complex="normal"/>
    </style:style>
    <style:style style:name="T49" style:family="text">
      <style:text-properties style:text-line-through-style="none" style:text-line-through-type="none" fo:font-style="normal" fo:font-weight="normal" officeooo:rsid="0003d5e0"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0057b830"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005a2ece"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005b97a1"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0067a650" style:font-style-asian="normal" style:font-weight-asian="normal" style:font-style-complex="normal" style:font-weight-complex="normal"/>
    </style:style>
    <style:style style:name="T55" style:family="text">
      <style:text-properties style:text-line-through-style="none" style:text-line-through-type="none" style:text-underline-style="none" fo:font-weight="normal" officeooo:rsid="0003d5e0" style:font-weight-asian="normal" style:font-weight-complex="normal"/>
    </style:style>
    <style:style style:name="T56" style:family="text">
      <style:text-properties officeooo:rsid="000eb3ea"/>
    </style:style>
    <style:style style:name="T57" style:family="text">
      <style:text-properties officeooo:rsid="0014e343"/>
    </style:style>
    <style:style style:name="T58" style:family="text">
      <style:text-properties fo:font-style="normal" style:font-style-asian="normal" style:font-style-complex="normal"/>
    </style:style>
    <style:style style:name="T59" style:family="text">
      <style:text-properties fo:font-style="normal" officeooo:rsid="0010c2e0" style:font-style-asian="normal" style:font-style-complex="normal"/>
    </style:style>
    <style:style style:name="T60" style:family="text">
      <style:text-properties fo:font-style="normal" officeooo:rsid="0010507d" style:font-style-asian="normal" style:font-style-complex="normal"/>
    </style:style>
    <style:style style:name="T61" style:family="text">
      <style:text-properties fo:font-style="normal" officeooo:rsid="001134c3" style:font-style-asian="normal" style:font-style-complex="normal"/>
    </style:style>
    <style:style style:name="T62" style:family="text">
      <style:text-properties fo:font-style="normal" officeooo:rsid="0011e996" style:font-style-asian="normal" style:font-style-complex="normal"/>
    </style:style>
    <style:style style:name="T63" style:family="text">
      <style:text-properties fo:font-style="normal" officeooo:rsid="000c143c" style:font-style-asian="normal" style:font-style-complex="normal"/>
    </style:style>
    <style:style style:name="T64" style:family="text">
      <style:text-properties fo:font-style="normal" officeooo:rsid="001f595a" style:font-style-asian="normal" style:font-style-complex="normal"/>
    </style:style>
    <style:style style:name="T65" style:family="text">
      <style:text-properties fo:font-style="normal" officeooo:rsid="0021765e" style:font-style-asian="normal" style:font-style-complex="normal"/>
    </style:style>
    <style:style style:name="T66" style:family="text">
      <style:text-properties fo:font-style="normal" officeooo:rsid="003a16a1" style:font-style-asian="normal" style:font-style-complex="normal"/>
    </style:style>
    <style:style style:name="T67" style:family="text">
      <style:text-properties fo:font-style="normal" officeooo:rsid="003e2be2" style:font-style-asian="normal" style:font-style-complex="normal"/>
    </style:style>
    <style:style style:name="T68" style:family="text">
      <style:text-properties fo:font-style="normal" officeooo:rsid="00414827" style:font-style-asian="normal" style:font-style-complex="normal"/>
    </style:style>
    <style:style style:name="T69" style:family="text">
      <style:text-properties fo:font-style="normal" officeooo:rsid="00535ad5" style:font-style-asian="normal" style:font-style-complex="normal"/>
    </style:style>
    <style:style style:name="T70" style:family="text">
      <style:text-properties fo:font-style="normal" officeooo:rsid="007255c2" style:font-style-asian="normal" style:font-style-complex="normal"/>
    </style:style>
    <style:style style:name="T71" style:family="text">
      <style:text-properties fo:font-style="normal" style:text-underline-style="none" fo:font-weight="normal" style:font-style-asian="normal" style:font-weight-asian="normal" style:font-style-complex="normal" style:font-weight-complex="normal"/>
    </style:style>
    <style:style style:name="T72" style:family="text">
      <style:text-properties fo:font-style="italic" style:font-style-asian="italic"/>
    </style:style>
    <style:style style:name="T73" style:family="text">
      <style:text-properties fo:font-style="italic" style:font-style-asian="italic" style:font-style-complex="italic"/>
    </style:style>
    <style:style style:name="T74" style:family="text">
      <style:text-properties fo:font-style="italic" officeooo:rsid="000c143c" style:font-style-asian="italic" style:font-style-complex="italic"/>
    </style:style>
    <style:style style:name="T75" style:family="text">
      <style:text-properties fo:font-style="italic" officeooo:rsid="0010507d" style:font-style-asian="italic" style:font-style-complex="italic"/>
    </style:style>
    <style:style style:name="T76" style:family="text">
      <style:text-properties fo:font-style="italic" officeooo:rsid="002360e1" style:font-style-asian="italic" style:font-style-complex="italic"/>
    </style:style>
    <style:style style:name="T77" style:family="text">
      <style:text-properties fo:font-style="italic" officeooo:rsid="0023a95b" style:font-style-asian="italic" style:font-style-complex="italic"/>
    </style:style>
    <style:style style:name="T78" style:family="text">
      <style:text-properties fo:font-style="italic" officeooo:rsid="0023d2e7" style:font-style-asian="italic" style:font-style-complex="italic"/>
    </style:style>
    <style:style style:name="T79" style:family="text">
      <style:text-properties fo:font-style="italic" officeooo:rsid="001405b2" style:font-style-asian="italic" style:font-style-complex="italic"/>
    </style:style>
    <style:style style:name="T80" style:family="text">
      <style:text-properties fo:font-style="italic" officeooo:rsid="0011e996" style:font-style-asian="italic" style:font-style-complex="italic"/>
    </style:style>
    <style:style style:name="T81" style:family="text">
      <style:text-properties fo:font-style="italic" officeooo:rsid="0028948b" style:font-style-asian="italic" style:font-style-complex="italic"/>
    </style:style>
    <style:style style:name="T82" style:family="text">
      <style:text-properties fo:font-style="italic" officeooo:rsid="002fd206" style:font-style-asian="italic" style:font-style-complex="italic"/>
    </style:style>
    <style:style style:name="T83" style:family="text">
      <style:text-properties fo:font-style="italic" officeooo:rsid="00535ad5" style:font-style-asian="italic" style:font-style-complex="italic"/>
    </style:style>
    <style:style style:name="T84" style:family="text">
      <style:text-properties fo:font-style="italic" officeooo:rsid="005fb2ff" style:font-style-asian="italic" style:font-style-complex="italic"/>
    </style:style>
    <style:style style:name="T85" style:family="text">
      <style:text-properties fo:font-style="italic" officeooo:rsid="007255c2" style:font-style-asian="italic" style:font-style-complex="italic"/>
    </style:style>
    <style:style style:name="T86" style:family="text">
      <style:text-properties style:text-line-through-style="solid" style:text-line-through-type="single" fo:font-weight="normal" style:font-weight-asian="normal" style:font-weight-complex="normal"/>
    </style:style>
    <style:style style:name="T87" style:family="text">
      <style:text-properties fo:font-weight="normal" style:font-weight-asian="normal" style:font-weight-complex="normal"/>
    </style:style>
    <style:style style:name="T88" style:family="text">
      <style:text-properties fo:font-weight="normal" officeooo:rsid="00342240" style:font-weight-asian="normal" style:font-weight-complex="normal"/>
    </style:style>
    <style:style style:name="T89" style:family="text">
      <style:text-properties fo:font-weight="normal" officeooo:rsid="003a16a1" style:font-weight-asian="normal" style:font-weight-complex="normal"/>
    </style:style>
    <style:style style:name="T90" style:family="text">
      <style:text-properties fo:font-weight="normal" officeooo:rsid="00414827" style:font-weight-asian="normal" style:font-weight-complex="normal"/>
    </style:style>
    <style:style style:name="T91" style:family="text">
      <style:text-properties fo:font-weight="normal" officeooo:rsid="0063ce75" style:font-weight-asian="normal" style:font-weight-complex="normal"/>
    </style:style>
    <style:style style:name="T92" style:family="text">
      <style:text-properties officeooo:rsid="0010507d"/>
    </style:style>
    <style:style style:name="T93" style:family="text">
      <style:text-properties officeooo:rsid="0011e996"/>
    </style:style>
    <style:style style:name="T94" style:family="text">
      <style:text-properties officeooo:rsid="0013a658"/>
    </style:style>
    <style:style style:name="T95" style:family="text">
      <style:text-properties officeooo:rsid="001405b2"/>
    </style:style>
    <style:style style:name="T96" style:family="text">
      <style:text-properties officeooo:rsid="00180e45"/>
    </style:style>
    <style:style style:name="T97" style:family="text">
      <style:text-properties officeooo:rsid="001854fd"/>
    </style:style>
    <style:style style:name="T98" style:family="text">
      <style:text-properties officeooo:rsid="002360e1"/>
    </style:style>
    <style:style style:name="T99" style:family="text">
      <style:text-properties officeooo:rsid="0023a95b"/>
    </style:style>
    <style:style style:name="T100" style:family="text">
      <style:text-properties officeooo:rsid="0023d2e7"/>
    </style:style>
    <style:style style:name="T101" style:family="text">
      <style:text-properties officeooo:rsid="0028948b"/>
    </style:style>
    <style:style style:name="T102" style:family="text">
      <style:text-properties officeooo:rsid="002fd42d"/>
    </style:style>
    <style:style style:name="T103" style:family="text">
      <style:text-properties officeooo:rsid="003a16a1"/>
    </style:style>
    <style:style style:name="T104" style:family="text">
      <style:text-properties officeooo:rsid="0003d5e0"/>
    </style:style>
    <style:style style:name="T105" style:family="text">
      <style:text-properties officeooo:rsid="00535ad5"/>
    </style:style>
    <style:style style:name="T106" style:family="text">
      <style:text-properties officeooo:rsid="0057b830"/>
    </style:style>
    <style:style style:name="T107" style:family="text">
      <style:text-properties style:font-style-asian="italic"/>
    </style:style>
    <style:style style:name="T108" style:family="text">
      <style:text-properties fo:font-variant="normal" fo:text-transform="none" style:text-line-through-style="none" style:text-line-through-type="none" style:text-position="0% 100%" fo:font-style="normal" style:text-underline-style="none" fo:font-weight="normal" officeooo:rsid="0057b830" style:font-style-asian="normal" style:font-weight-asian="normal" style:font-style-complex="normal" style:font-weight-complex="normal"/>
    </style:style>
    <style:style style:name="T109" style:family="text">
      <style:text-properties fo:font-variant="normal" fo:text-transform="none" style:text-position="0% 100%" fo:font-style="normal" style:text-underline-style="none" fo:font-weight="normal"/>
    </style:style>
    <style:style style:name="T110" style:family="text">
      <style:text-properties officeooo:rsid="005cf7c8"/>
    </style:style>
    <style:style style:name="T111" style:family="text">
      <style:text-properties officeooo:rsid="005fb2ff"/>
    </style:style>
    <style:style style:name="T112" style:family="text">
      <style:text-properties officeooo:rsid="006ee6cf"/>
    </style:style>
    <style:style style:name="T113" style:family="text">
      <style:text-properties officeooo:rsid="007255c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office:automatic-styles>
  <office:body>
    <office:text text:use-soft-page-breaks="true">
      <office:forms form:automatic-focus="false" form:apply-design-mode="false"/>
      <text:tracked-changes text:track-changes="false">
        <text:changed-region xml:id="ct55404624" text:id="ct55404624">
          <text:insertion>
            <office:change-info>
              <dc:creator>Unknown Author</dc:creator>
              <dc:date>2018-10-18T05:19:00</dc:date>
            </office:change-info>
          </text:insertion>
        </text:changed-region>
        <text:changed-region xml:id="ct54864624" text:id="ct54864624">
          <text:insertion>
            <office:change-info>
              <dc:creator>Unknown Author</dc:creator>
              <dc:date>2018-10-18T05:20:00</dc:date>
            </office:change-info>
          </text:insertion>
        </text:changed-region>
        <text:changed-region xml:id="ct55353616" text:id="ct55353616">
          <text:insertion>
            <office:change-info>
              <dc:creator>Unknown Author</dc:creator>
              <dc:date>2018-10-18T05:21:00</dc:date>
            </office:change-info>
          </text:insertion>
        </text:changed-region>
        <text:changed-region xml:id="ct55072704" text:id="ct55072704">
          <text:insertion>
            <office:change-info>
              <dc:creator>Unknown Author</dc:creator>
              <dc:date>2018-10-18T05:22:00</dc:date>
            </office:change-info>
          </text:insertion>
        </text:changed-region>
        <text:changed-region xml:id="ct55321344" text:id="ct55321344">
          <text:insertion>
            <office:change-info>
              <dc:creator>Unknown Author</dc:creator>
              <dc:date>2018-10-18T05:22:00</dc:date>
            </office:change-info>
          </text:insertion>
        </text:changed-region>
        <text:changed-region xml:id="ct55136576" text:id="ct55136576">
          <text:insertion>
            <office:change-info>
              <dc:creator>Unknown Author</dc:creator>
              <dc:date>2018-10-18T05:22:00</dc:date>
            </office:change-info>
          </text:insertion>
        </text:changed-region>
        <text:changed-region xml:id="ct55394912" text:id="ct55394912">
          <text:insertion>
            <office:change-info>
              <dc:creator>Unknown Author</dc:creator>
              <dc:date>2018-10-18T05:23:00</dc:date>
            </office:change-info>
          </text:insertion>
        </text:changed-region>
        <text:changed-region xml:id="ct55330816" text:id="ct55330816">
          <text:insertion>
            <office:change-info>
              <dc:creator>Unknown Author</dc:creator>
              <dc:date>2018-10-18T05:23:00</dc:date>
            </office:change-info>
          </text:insertion>
        </text:changed-region>
        <text:changed-region xml:id="ct53882928" text:id="ct53882928">
          <text:insertion>
            <office:change-info>
              <dc:creator>Unknown Author</dc:creator>
              <dc:date>2018-10-18T05:24:00</dc:date>
            </office:change-info>
          </text:insertion>
        </text:changed-region>
        <text:changed-region xml:id="ct55382944" text:id="ct55382944">
          <text:insertion>
            <office:change-info>
              <dc:creator>Unknown Author</dc:creator>
              <dc:date>2018-10-18T05:25:00</dc:date>
            </office:change-info>
          </text:insertion>
        </text:changed-region>
        <text:changed-region xml:id="ct55402464" text:id="ct55402464">
          <text:insertion>
            <office:change-info>
              <dc:creator>Unknown Author</dc:creator>
              <dc:date>2018-10-18T05:26:00</dc:date>
            </office:change-info>
          </text:insertion>
        </text:changed-region>
        <text:changed-region xml:id="ct55353088" text:id="ct55353088">
          <text:insertion>
            <office:change-info>
              <dc:creator>Unknown Author</dc:creator>
              <dc:date>2018-10-18T05:26:00</dc:date>
            </office:change-info>
          </text:insertion>
        </text:changed-region>
        <text:changed-region xml:id="ct55319664" text:id="ct55319664">
          <text:insertion>
            <office:change-info>
              <dc:creator>Unknown Author</dc:creator>
              <dc:date>2018-10-18T05:26:00</dc:date>
            </office:change-info>
          </text:insertion>
        </text:changed-region>
        <text:changed-region xml:id="ct55315168" text:id="ct55315168">
          <text:insertion>
            <office:change-info>
              <dc:creator>Unknown Author</dc:creator>
              <dc:date>2018-10-18T05:26:00</dc:date>
            </office:change-info>
          </text:insertion>
        </text:changed-region>
        <text:changed-region xml:id="ct55315392" text:id="ct55315392">
          <text:insertion>
            <office:change-info>
              <dc:creator>Unknown Author</dc:creator>
              <dc:date>2018-10-18T05:26:00</dc:date>
            </office:change-info>
          </text:insertion>
        </text:changed-region>
        <text:changed-region xml:id="ct55315616" text:id="ct55315616">
          <text:insertion>
            <office:change-info>
              <dc:creator>Unknown Author</dc:creator>
              <dc:date>2018-10-18T05:27:00</dc:date>
            </office:change-info>
          </text:insertion>
        </text:changed-region>
        <text:changed-region xml:id="ct55074064" text:id="ct55074064">
          <text:insertion>
            <office:change-info>
              <dc:creator>Unknown Author</dc:creator>
              <dc:date>2018-10-18T06:27:00</dc:date>
            </office:change-info>
          </text:insertion>
        </text:changed-region>
        <text:changed-region xml:id="ct55391616" text:id="ct55391616">
          <text:insertion>
            <office:change-info>
              <dc:creator>Unknown Author</dc:creator>
              <dc:date>2018-10-18T06:26:00</dc:date>
            </office:change-info>
          </text:insertion>
        </text:changed-region>
        <text:changed-region xml:id="ct55380976" text:id="ct55380976">
          <text:deletion>
            <office:change-info>
              <dc:creator>Unknown Author</dc:creator>
              <dc:date>2018-10-18T06:26:00</dc:date>
            </office:change-info>
            <text:p text:style-name="P1"><text:span text:style-name="T1">O </text:span></text:p>
          </text:deletion>
        </text:changed-region>
        <text:changed-region xml:id="ct55363280" text:id="ct55363280">
          <text:deletion>
            <office:change-info>
              <dc:creator>Unknown Author</dc:creator>
              <dc:date>2018-10-18T06:35:00</dc:date>
            </office:change-info>
            <text:p text:style-name="P1"/>
            <text:p text:style-name="P1"/>
          </text:deletion>
        </text:changed-region>
        <text:changed-region xml:id="ct55407888" text:id="ct55407888">
          <text:insertion>
            <office:change-info>
              <dc:creator>Unknown Author</dc:creator>
              <dc:date>2018-10-18T11:58:00</dc:date>
            </office:change-info>
          </text:insertion>
        </text:changed-region>
        <text:changed-region xml:id="ct55268976" text:id="ct55268976">
          <text:insertion>
            <office:change-info>
              <dc:creator>Unknown Author</dc:creator>
              <dc:date>2018-10-18T11:58:00</dc:date>
            </office:change-info>
          </text:insertion>
        </text:changed-region>
        <text:changed-region xml:id="ct55307360" text:id="ct55307360">
          <text:insertion>
            <office:change-info>
              <dc:creator>Unknown Author</dc:creator>
              <dc:date>2018-10-18T11:58:00</dc:date>
            </office:change-info>
          </text:insertion>
        </text:changed-region>
        <text:changed-region xml:id="ct55346288" text:id="ct55346288">
          <text:insertion>
            <office:change-info>
              <dc:creator>Unknown Author</dc:creator>
              <dc:date>2018-10-18T04:46:00</dc:date>
            </office:change-info>
          </text:insertion>
        </text:changed-region>
        <text:changed-region xml:id="ct55345904" text:id="ct55345904">
          <text:insertion>
            <office:change-info>
              <dc:creator>Unknown Author</dc:creator>
              <dc:date>2018-10-18T04:38:00</dc:date>
            </office:change-info>
          </text:insertion>
        </text:changed-region>
        <text:changed-region xml:id="ct55269600" text:id="ct55269600">
          <text:insertion>
            <office:change-info>
              <dc:creator>Unknown Author</dc:creator>
              <dc:date>2018-10-18T04:38:00</dc:date>
            </office:change-info>
          </text:insertion>
        </text:changed-region>
        <text:changed-region xml:id="ct55266128" text:id="ct55266128">
          <text:insertion>
            <office:change-info>
              <dc:creator>Unknown Author</dc:creator>
              <dc:date>2018-10-18T04:38:00</dc:date>
            </office:change-info>
          </text:insertion>
        </text:changed-region>
        <text:changed-region xml:id="ct55282080" text:id="ct55282080">
          <text:insertion>
            <office:change-info>
              <dc:creator>Unknown Author</dc:creator>
              <dc:date>2018-10-18T04:38:00</dc:date>
            </office:change-info>
          </text:insertion>
        </text:changed-region>
        <text:changed-region xml:id="ct55287024" text:id="ct55287024">
          <text:insertion>
            <office:change-info>
              <dc:creator>Unknown Author</dc:creator>
              <dc:date>2018-10-18T04:38:00</dc:date>
            </office:change-info>
          </text:insertion>
        </text:changed-region>
        <text:changed-region xml:id="ct54005616" text:id="ct54005616">
          <text:insertion>
            <office:change-info>
              <dc:creator>Unknown Author</dc:creator>
              <dc:date>2018-10-18T04:38:00</dc:date>
            </office:change-info>
          </text:insertion>
        </text:changed-region>
        <text:changed-region xml:id="ct55288496" text:id="ct55288496">
          <text:insertion>
            <office:change-info>
              <dc:creator>Unknown Author</dc:creator>
              <dc:date>2018-10-18T04:38:00</dc:date>
            </office:change-info>
          </text:insertion>
        </text:changed-region>
        <text:changed-region xml:id="ct55433952" text:id="ct55433952">
          <text:deletion>
            <office:change-info>
              <dc:creator>Unknown Author</dc:creator>
              <dc:date>2018-10-18T07:10:00</dc:date>
            </office:change-info>
            <text:p text:style-name="P2">A metodologia utilizada</text:p>
          </text:deletion>
        </text:changed-region>
        <text:changed-region xml:id="ct55121664" text:id="ct55121664">
          <text:insertion>
            <office:change-info>
              <dc:creator>Unknown Author</dc:creator>
              <dc:date>2018-10-18T04:04:00</dc:date>
            </office:change-info>
          </text:insertion>
        </text:changed-region>
        <text:changed-region xml:id="ct55354000" text:id="ct55354000">
          <text:deletion>
            <office:change-info>
              <dc:creator>Unknown Author</dc:creator>
              <dc:date>2018-10-18T04:04:00</dc:date>
            </office:change-info>
            <text:p text:style-name="P3">P</text:p>
          </text:deletion>
        </text:changed-region>
        <text:changed-region xml:id="ct55122208" text:id="ct55122208">
          <text:insertion>
            <office:change-info>
              <dc:creator>Unknown Author</dc:creator>
              <dc:date>2018-10-18T04:04:00</dc:date>
            </office:change-info>
          </text:insertion>
        </text:changed-region>
        <text:changed-region xml:id="ct54023728" text:id="ct54023728">
          <text:insertion>
            <office:change-info>
              <dc:creator>Unknown Author</dc:creator>
              <dc:date>2018-10-18T04:05:00</dc:date>
            </office:change-info>
          </text:insertion>
        </text:changed-region>
        <text:changed-region xml:id="ct54023952" text:id="ct54023952">
          <text:deletion>
            <office:change-info>
              <dc:creator>Unknown Author</dc:creator>
              <dc:date>2018-10-18T04:04:00</dc:date>
            </office:change-info>
            <text:p text:style-name="Text_20_body"><text:span text:style-name="T2">O </text:span></text:p>
          </text:deletion>
        </text:changed-region>
        <text:changed-region xml:id="ct55287536" text:id="ct55287536">
          <text:insertion>
            <office:change-info>
              <dc:creator>Unknown Author</dc:creator>
              <dc:date>2018-10-18T04:05:00</dc:date>
            </office:change-info>
          </text:insertion>
        </text:changed-region>
        <text:changed-region xml:id="ct54023472" text:id="ct54023472">
          <text:deletion>
            <office:change-info>
              <dc:creator>Unknown Author</dc:creator>
              <dc:date>2018-10-18T04:05:00</dc:date>
            </office:change-info>
            <text:p text:style-name="P4">A</text:p>
          </text:deletion>
        </text:changed-region>
        <text:changed-region xml:id="ct55127872" text:id="ct55127872">
          <text:insertion>
            <office:change-info>
              <dc:creator>Unknown Author</dc:creator>
              <dc:date>2018-10-18T04:08:00</dc:date>
            </office:change-info>
          </text:insertion>
        </text:changed-region>
        <text:changed-region xml:id="ct54004832" text:id="ct54004832">
          <text:insertion>
            <office:change-info>
              <dc:creator>Unknown Author</dc:creator>
              <dc:date>2018-10-18T04:09:00</dc:date>
            </office:change-info>
          </text:insertion>
        </text:changed-region>
        <text:changed-region xml:id="ct54017600" text:id="ct54017600">
          <text:deletion>
            <office:change-info>
              <dc:creator>Unknown Author</dc:creator>
              <dc:date>2018-10-18T04:08:00</dc:date>
            </office:change-info>
            <text:p text:style-name="P5">3</text:p>
          </text:deletion>
        </text:changed-region>
        <text:changed-region xml:id="ct55122432" text:id="ct55122432">
          <text:insertion>
            <office:change-info>
              <dc:creator>Unknown Author</dc:creator>
              <dc:date>2018-10-18T04:08:00</dc:date>
            </office:change-info>
          </text:insertion>
        </text:changed-region>
        <text:changed-region xml:id="ct53993136" text:id="ct53993136">
          <text:insertion>
            <office:change-info>
              <dc:creator>Unknown Author</dc:creator>
              <dc:date>2018-10-18T04:06:00</dc:date>
            </office:change-info>
          </text:insertion>
        </text:changed-region>
        <text:changed-region xml:id="ct55275088" text:id="ct55275088">
          <text:insertion>
            <office:change-info>
              <dc:creator>Unknown Author</dc:creator>
              <dc:date>2018-10-18T04:07:00</dc:date>
            </office:change-info>
          </text:insertion>
        </text:changed-region>
        <text:changed-region xml:id="ct55275408" text:id="ct55275408">
          <text:deletion>
            <office:change-info>
              <dc:creator>Unknown Author</dc:creator>
              <dc:date>2018-10-18T04:05:00</dc:date>
            </office:change-info>
            <text:p text:style-name="P5"><text:span text:style-name="T3">A improvisação .</text:span></text:p>
          </text:deletion>
        </text:changed-region>
        <text:changed-region xml:id="ct54012896" text:id="ct54012896">
          <text:insertion>
            <office:change-info>
              <dc:creator>Unknown Author</dc:creator>
              <dc:date>2018-10-18T04:07:00</dc:date>
            </office:change-info>
          </text:insertion>
        </text:changed-region>
        <text:changed-region xml:id="ct54013120" text:id="ct54013120">
          <text:deletion>
            <office:change-info>
              <dc:creator>Unknown Author</dc:creator>
              <dc:date>2018-10-18T04:07:00</dc:date>
            </office:change-info>
            <text:p text:style-name="P4">Está</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68">G</text:span><text:span text:style-name="T67">estão </text:span><text:span text:style-name="T66">d</text:span><text:span text:style-name="T68">o tempo de</text:span><text:span text:style-name="T66"> projetos </text:span><text:span text:style-name="T68">e produtividade</text:span><text:span text:style-name="T64">:</text:span><text:span text:style-name="T60"> </text:span><text:span text:style-name="T67">estudo exploratório </text:span><text:span text:style-name="T65">em</text:span><text:span text:style-name="T67"> ambiente virtual </text:span><text:span text:style-name="T68">gamificado</text:span></text:p>
      <text:p text:style-name="Contents_20_Heading">Índice</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6"><text:a xlink:type="simple" xlink:href="#__RefHeading___Toc175_1718075577" text:style-name="Index_20_Link" text:visited-style-name="Index_20_Link">1. Introdução a Proposta de Pesquisa<text:tab/>3</text:a></text:p>
          <text:p text:style-name="P65"><text:a xlink:type="simple" xlink:href="#__RefHeading___Toc535_59307899" text:style-name="Index_20_Link" text:visited-style-name="Index_20_Link">1.1. Justificativa<text:tab/>5</text:a></text:p>
          <text:p text:style-name="P66"><text:a xlink:type="simple" xlink:href="#__RefHeading___Toc179_1718075577" text:style-name="Index_20_Link" text:visited-style-name="Index_20_Link">2. Revisão da Literatura<text:tab/>6</text:a></text:p>
          <text:p text:style-name="P65"><text:a xlink:type="simple" xlink:href="#__RefHeading___Toc525_59307899" text:style-name="Index_20_Link" text:visited-style-name="Index_20_Link">2.1. Gestão do tempo de projetos: foco, produtividade e a Técnica dos Pomodoros<text:tab/>6</text:a></text:p>
          <text:p text:style-name="P65"><text:a xlink:type="simple" xlink:href="#__RefHeading___Toc16_1718075577" text:style-name="Index_20_Link" text:visited-style-name="Index_20_Link">2.2. Multi-task:</text:a><text:a xlink:type="simple" xlink:href="#__RefHeading___Toc16_1718075577" text:style-name="Index_20_Link" text:visited-style-name="Index_20_Link"><text:span text:style-name="T58"> o efeito da multi-tarefa no desempenho e produtividade</text:span></text:a><text:a xlink:type="simple" xlink:href="#__RefHeading___Toc16_1718075577" text:style-name="Index_20_Link" text:visited-style-name="Index_20_Link"><text:tab/>7</text:a></text:p>
          <text:p text:style-name="P65"><text:a xlink:type="simple" xlink:href="#__RefHeading___Toc1518_965897395" text:style-name="Index_20_Link" text:visited-style-name="Index_20_Link">2.3. </text:a><text:a xlink:type="simple" xlink:href="#__RefHeading___Toc1518_965897395" text:style-name="Index_20_Link" text:visited-style-name="Index_20_Link"><text:span text:style-name="T73">Gamification:</text:span></text:a><text:a xlink:type="simple" xlink:href="#__RefHeading___Toc1518_965897395" text:style-name="Index_20_Link" text:visited-style-name="Index_20_Link"><text:span text:style-name="T58"> Transformando atividades cotidianas em jogos reais</text:span></text:a><text:a xlink:type="simple" xlink:href="#__RefHeading___Toc1518_965897395" text:style-name="Index_20_Link" text:visited-style-name="Index_20_Link"><text:tab/>10</text:a></text:p>
          <text:p text:style-name="P66"><text:a xlink:type="simple" xlink:href="#__RefHeading___Toc54_501625412" text:style-name="Index_20_Link" text:visited-style-name="Index_20_Link">3. Metodologia<text:tab/>11</text:a></text:p>
          <text:p text:style-name="P65"><text:a xlink:type="simple" xlink:href="#__RefHeading___Toc1335_1950731629" text:style-name="Index_20_Link" text:visited-style-name="Index_20_Link">3.1. Revisão da literatura<text:tab/>11</text:a></text:p>
          <text:p text:style-name="P65"><text:a xlink:type="simple" xlink:href="#__RefHeading___Toc1337_1950731629" text:style-name="Index_20_Link" text:visited-style-name="Index_20_Link">3.2. Utilizando ambientes </text:a><text:a xlink:type="simple" xlink:href="#__RefHeading___Toc1337_1950731629" text:style-name="Index_20_Link" text:visited-style-name="Index_20_Link"><text:span text:style-name="T73">online</text:span></text:a><text:a xlink:type="simple" xlink:href="#__RefHeading___Toc1337_1950731629" text:style-name="Index_20_Link" text:visited-style-name="Index_20_Link"> para pesquisas acadêmicas<text:tab/>12</text:a></text:p>
          <text:p text:style-name="P65"><text:a xlink:type="simple" xlink:href="#__RefHeading___Toc1339_1950731629" text:style-name="Index_20_Link" text:visited-style-name="Index_20_Link">3.3. O conceito de </text:a><text:a xlink:type="simple" xlink:href="#__RefHeading___Toc1339_1950731629" text:style-name="Index_20_Link" text:visited-style-name="Index_20_Link"><text:span text:style-name="T73">multi-task</text:span></text:a><text:a xlink:type="simple" xlink:href="#__RefHeading___Toc1339_1950731629" text:style-name="Index_20_Link" text:visited-style-name="Index_20_Link"> explorado durante pesquisa da disciplina EAD5822<text:tab/>12</text:a></text:p>
          <text:p text:style-name="P65"><text:a xlink:type="simple" xlink:href="#__RefHeading___Toc300_501625412" text:style-name="Index_20_Link" text:visited-style-name="Index_20_Link">3.4. A </text:a><text:a xlink:type="simple" xlink:href="#__RefHeading___Toc300_501625412" text:style-name="Index_20_Link" text:visited-style-name="Index_20_Link"><text:span text:style-name="T73">startup </text:span></text:a><text:a xlink:type="simple" xlink:href="#__RefHeading___Toc300_501625412" text:style-name="Index_20_Link" text:visited-style-name="Index_20_Link">Pomodoros.com.br: um ambiente online, gamificado, para usuários da Pomodoro </text:a><text:a xlink:type="simple" xlink:href="#__RefHeading___Toc300_501625412" text:style-name="Index_20_Link" text:visited-style-name="Index_20_Link"><text:span text:style-name="T73">Technique</text:span></text:a><text:a xlink:type="simple" xlink:href="#__RefHeading___Toc300_501625412" text:style-name="Index_20_Link" text:visited-style-name="Index_20_Link"><text:tab/>13</text:a></text:p>
          <text:p text:style-name="P66"><text:a xlink:type="simple" xlink:href="#__RefHeading___Toc556_59307899" text:style-name="Index_20_Link" text:visited-style-name="Index_20_Link">4. Proposta de Pesquisa:<text:tab/>14</text:a></text:p>
          <text:p text:style-name="P65"><text:a xlink:type="simple" xlink:href="#__RefHeading___Toc558_59307899" text:style-name="Index_20_Link" text:visited-style-name="Index_20_Link">4.1. Pergunta de pesquisa<text:tab/>14</text:a></text:p>
          <text:p text:style-name="P65"><text:a xlink:type="simple" xlink:href="#__RefHeading___Toc560_59307899" text:style-name="Index_20_Link" text:visited-style-name="Index_20_Link">4.2. Hipóteses<text:tab/>14</text:a></text:p>
          <text:p text:style-name="P65"><text:a xlink:type="simple" xlink:href="#__RefHeading___Toc39_1168710570" text:style-name="Index_20_Link" text:visited-style-name="Index_20_Link">4.3. Críticas Aos Estudos Antecedentes<text:tab/>15</text:a></text:p>
          <text:p text:style-name="P66"><text:a xlink:type="simple" xlink:href="#__RefHeading___Toc562_59307899" text:style-name="Index_20_Link" text:visited-style-name="Index_20_Link">5. Bibliografia<text:tab/>16</text:a></text:p>
          <text:p text:style-name="P66"><text:a xlink:type="simple" xlink:href="#__RefHeading___Toc56_501625412" text:style-name="Index_20_Link" text:visited-style-name="Index_20_Link">6. Apêndices<text:tab/>18</text:a></text:p>
          <text:p text:style-name="P65"><text:a xlink:type="simple" xlink:href="#__RefHeading___Toc58_501625412" text:style-name="Index_20_Link" text:visited-style-name="Index_20_Link">6.1. Dados pomodoros<text:tab/>18</text:a></text:p>
        </text:index-body>
      </text:table-of-content>
      <text:p text:style-name="P5"/>
      <text:p text:style-name="P14"><text:span text:style-name="T104">Palavras-chaves: </text:span><text:span text:style-name="T89">Gestão de projetos; G</text:span><text:span text:style-name="T88">estão do tempo</text:span><text:span text:style-name="T90">;</text:span><text:span text:style-name="T88"> </text:span><text:span text:style-name="T90">Produtividade</text:span><text:span text:style-name="T91">; Gamificação; Técnica dos Pomodoros</text:span></text:p>
      <text:p text:style-name="P14">Autor: Francisco Matelli Matulovic</text:p>
      <text:p text:style-name="P38">Sugestão para o pré-projeto: deverá ter no máximo 25 (vinte e cinco) páginas impressas</text:p>
      <text:p text:style-name="P38">(espaço 2, corpo 12, Times New Roman) observando a seguinte estrutura:</text:p>
      <text:p text:style-name="Standard"><text:span text:style-name="T87">a) </text:span><text:span text:style-name="T86">título</text:span><text:span text:style-name="T87">; b) </text:span><text:span text:style-name="T86">resumo</text:span><text:span text:style-name="T87">; c) </text:span><text:span text:style-name="T86">formulação do problema de pesquisa; </text:span><text:span text:style-name="T87">d) </text:span><text:span text:style-name="T86">justificativa;</text:span></text:p>
      <text:p text:style-name="P39">e) revisão bibliográfica; f) breve descrição dos procedimentos metodológicos;</text:p>
      <text:p text:style-name="Standard"><text:span text:style-name="T86">g) cronograma de execução </text:span><text:span text:style-name="T8">e h) referências bibliográficas.</text:span></text:p>
      <text:p text:style-name="P40"/>
      <text:p text:style-name="P43"><text:span text:style-name="T8">RESUMO: </text:span><text:span text:style-name="T9">Gestão do tempo </text:span><text:span text:style-name="T23">de projetos</text:span><text:span text:style-name="T9"> não aparece como uma linha de pesquisa em Administração, dificilmente é encontrada dentro dos programas tradicionais como uma disciplina formal, sendo na verdade, muito pouca pesquisada, apesar do tempo </text:span><text:span text:style-name="T17">de duração</text:span><text:span text:style-name="T9"> de projetos ser uma questão </text:span><text:span text:style-name="T17">central</text:span><text:span text:style-name="T9"> </text:span><text:span text:style-name="T16">à</text:span><text:span text:style-name="T9"> muit</text:span><text:span text:style-name="T17">as </text:span><text:span text:style-name="T16">pesquisas, </text:span><text:span text:style-name="T17">pois é relacionado ao custo, por exemplo, em projetos de </text:span><text:span text:style-name="T33">software</text:span><text:span text:style-name="T17">, a principal despesa são horas de programação para desenvolvimento</text:span><text:span text:style-name="T9">.</text:span><text:span text:style-name="T13"> A</text:span><text:span text:style-name="T9">credit</text:span><text:span text:style-name="T16">o</text:span><text:span text:style-name="T9"> </text:span><text:span text:style-name="T13">que poucos estudos tem o enfoque na gestão </text:span><text:span text:style-name="T17">e mensuração</text:span><text:span text:style-name="T13"> do tempo </text:span><text:span text:style-name="T17">dos projetos</text:span><text:span text:style-name="T9"> devido a dificuldade</text:span><text:span text:style-name="T13">s</text:span><text:span text:style-name="T9"> metodológicas </text:span><text:span text:style-name="T13">e falta de recursos</text:span><text:span text:style-name="T9">, </text:span><text:span text:style-name="T24">metodologias</text:span><text:span text:style-name="T13"> típicas são estudos </text:span><text:span text:style-name="T27">in loco</text:span><text:span text:style-name="T36"> com observadores, </text:span><text:span text:style-name="T38">entrevistas</text:span><text:span text:style-name="T36"> </text:span><text:span text:style-name="T38">e aplicação de </text:span><text:span text:style-name="T30">surveys</text:span><text:span text:style-name="T38"> para obter informações sobre tempo despendido em tarefas </text:span><text:span text:style-name="T43">e projetos</text:span><text:span text:style-name="T9">. Esta pesquisa experimental visa preencher lacunas da literatura por meio de uma inovadora técnica de coleta de dados em tempo real, </text:span><text:span text:style-name="T24">o</text:span><text:span text:style-name="T9"> </text:span><text:span text:style-name="T14">ambiente </text:span><text:span text:style-name="T26">online</text:span><text:span text:style-name="T49"> </text:span><text:span text:style-name="T48">Pomodoros.com.br</text:span><text:span text:style-name="T9">, </text:span><text:span text:style-name="T17">gamificado</text:span><text:span text:style-name="T9">, </text:span><text:span text:style-name="T13">exclusiv</text:span><text:span text:style-name="T14">o</text:span><text:span text:style-name="T9">, </text:span><text:span text:style-name="T14">a</text:span><text:span text:style-name="T9">onde estudantes e profissionais </text:span><text:span text:style-name="T14">podem </text:span><text:span text:style-name="T9">utiliza</text:span><text:span text:style-name="T14">r</text:span><text:span text:style-name="T9"> </text:span><text:span text:style-name="T16">um cronômetro </text:span><text:span text:style-name="T9">para </text:span><text:span text:style-name="T16">a</text:span><text:span text:style-name="T9"> gestão do tempo </text:span><text:span text:style-name="T16">despendido em tarefas</text:span><text:span text:style-name="T9">, permit</text:span><text:span text:style-name="T16">indo</text:span><text:span text:style-name="T9"> a análise de uma grande massa de dados (</text:span><text:span text:style-name="T26">big data</text:span><text:span text:style-name="T9">), </text:span><text:span text:style-name="T16">complementando as tradicionais técnicas de entrevistas e </text:span><text:span text:style-name="T30">surveys</text:span><text:span text:style-name="T9">. </text:span><text:span text:style-name="T17">No arcabouço teórico da gestão do tempo temos a </text:span><text:span text:style-name="T14">Técnica dos Pomodoros</text:span><text:span text:style-name="T10"> (TP), </text:span><text:span text:style-name="T14">utilizada para</text:span><text:span text:style-name="T10"> </text:span><text:span text:style-name="T11">para aumentar o foco e produtividade,</text:span><text:span text:style-name="T14"> concentrando a atenção em uma tarefa por vez.</text:span><text:span text:style-name="T9"> </text:span><text:span text:style-name="T17">Em oposição à m</text:span><text:span text:style-name="T15">ulti-tarefa </text:span><text:span text:style-name="T16">(</text:span><text:span text:style-name="T30">multitask</text:span><text:span text:style-name="T38">),</text:span><text:span text:style-name="T15"> um conceito recente, onde computador</text:span><text:span text:style-name="T24">es</text:span><text:span text:style-name="T15"> e novas tecnologias permite</text:span><text:span text:style-name="T16">m</text:span><text:span text:style-name="T15"> que se alternem tarefas rapidamente, dando ao usuário a sensação de estar realizando duas </text:span><text:span text:style-name="T19">tarefas</text:span><text:span text:style-name="T15"> ao mesmo tempo, como estudar e responder mensagens em redes sociais. </text:span><text:span text:style-name="T16">Para finalizar, o conceito de</text:span><text:span text:style-name="T15"> </text:span><text:span text:style-name="T28">G</text:span><text:span text:style-name="T29">amification</text:span><text:span text:style-name="T37">, </text:span><text:span text:style-name="T38">aplica-se</text:span><text:span text:style-name="T37"> técnicas de jogos e </text:span><text:span text:style-name="T29">videogames</text:span><text:span text:style-name="T37"> </text:span><text:span text:style-name="T43">à</text:span><text:span text:style-name="T37"> atividades do cotidiano, tornando </text:span><text:span text:style-name="T43">as</text:span><text:span text:style-name="T37"> mais divertidas e atrativas para o público, </text:span><text:span text:style-name="T38">principalmente da nova geração, </text:span><text:span text:style-name="T43">conceito este</text:span><text:span text:style-name="T38"> aplicado ao ambiente vir</text:span><text:span text:style-name="T44">t</text:span><text:span text:style-name="T38">ual</text:span><text:span text:style-name="T43">,</text:span><text:span text:style-name="T38"> para estimular os usuários a permanecerem </text:span><text:span text:style-name="T43">produtivos</text:span><text:span text:style-name="T38">.</text:span><text:span text:style-name="T37"> </text:span><text:span text:style-name="T42">O</text:span><text:span text:style-name="T37">s três conceitos </text:span><text:span text:style-name="T42">foram usados para construção do ambiente <text:s/></text:span><text:span text:style-name="T29">online </text:span><text:span text:style-name="T37">inovador, onde usuários podem acessar livremente para interagir e </text:span><text:span text:style-name="T42">participar de</text:span><text:span text:style-name="T37"> “jogos de </text:span><text:span text:style-name="T42">produtividade</text:span><text:span text:style-name="T37">”, situações típicas são </text:span><text:span text:style-name="T42">estudantes </text:span><text:span text:style-name="T37">cronometrando o tempo de </text:span><text:soft-page-break/><text:span text:style-name="T42">estudos ou colegas de trabalho o tempo de execução de tarefas, </text:span><text:span text:style-name="T37">para subirem no </text:span><text:span text:style-name="T29">ranking</text:span><text:span text:style-name="T37">. </text:span><text:span text:style-name="T42">Esta pesquisa visa preencher lacunas da literatura acerca de gestão do tempo de projetos e produtividade.</text:span></text:p>
      <text:h text:style-name="P61" text:outline-level="1"><text:bookmark-start text:name="__RefHeading___Toc175_1718075577"/>Introdução a Proposta de Pesquisa<text:bookmark-end text:name="__RefHeading___Toc175_1718075577"/></text:h>
      <text:p text:style-name="P33"><text:span text:style-name="T9">Gestão do tempo não aparece como uma linha de pesquisa em Administração, dificilmente é encontrada dentro dos programas tradicionais como uma disciplina formal, sendo na verdade muito pouca pesquisada, apesar do tempo </text:span><text:span text:style-name="T17">de duração</text:span><text:span text:style-name="T9"> de projetos ser uma questão </text:span><text:span text:style-name="T17">central</text:span><text:span text:style-name="T9"> </text:span><text:span text:style-name="T16">à</text:span><text:span text:style-name="T9"> muit</text:span><text:span text:style-name="T17">as </text:span><text:span text:style-name="T16">pesquisas</text:span><text:span text:style-name="T9">.</text:span></text:p>
      <text:p text:style-name="P33"><text:span text:style-name="T20">No setor de TI, t</text:span><text:span text:style-name="T9">emos pesquisas como </text:span><text:reference-mark-start text:name="ZOTERO_ITEM CSL_CITATION {&quot;citationID&quot;:&quot;0Rf0hGvF&quot;,&quot;properties&quot;:{&quot;formattedCitation&quot;:&quot;(Eisenhardt &amp; Tabrizi, 1995)&quot;,&quot;plainCitation&quot;:&quot;(Eisenhardt &amp; Tabrizi, 1995)&quot;,&quot;noteIndex&quot;:0},&quot;citationItems&quot;:[{&quot;id&quot;:443,&quot;uris&quot;:[&quot;http://zotero.org/users/1613935/items/RNXIUBX5&quot;],&quot;uri&quot;:[&quot;http://zotero.org/users/1613935/items/RNXIUBX5&quot;],&quot;itemData&quot;:{&quot;id&quot;:443,&quot;type&quot;:&quot;article-journal&quot;,&quot;title&quot;:&quot;Accelerating adaptive processes: Product innovation in the global computer industry&quot;,&quot;container-title&quot;:&quot;Administrative science quarterly&quot;,&quot;page&quot;:&quot;84-110&quot;,&quot;note&quot;:&quot;02353&quot;,&quot;author&quot;:[{&quot;family&quot;:&quot;Eisenhardt&quot;,&quot;given&quot;:&quot;Kathleen M.&quot;},{&quot;family&quot;:&quot;Tabrizi&quot;,&quot;given&quot;:&quot;Behnam N.&quot;}],&quot;issued&quot;:{&quot;date-parts&quot;:[[&quot;1995&quot;]]}}}],&quot;schema&quot;:&quot;https://github.com/citation-style-language/schema/raw/master/csl-citation.json&quot;} RND5Fwg3OBOct"/><text:span text:style-name="T9">(Eisenhardt &amp; Tabrizi, 1995)</text:span><text:reference-mark-end text:name="ZOTERO_ITEM CSL_CITATION {&quot;citationID&quot;:&quot;0Rf0hGvF&quot;,&quot;properties&quot;:{&quot;formattedCitation&quot;:&quot;(Eisenhardt &amp; Tabrizi, 1995)&quot;,&quot;plainCitation&quot;:&quot;(Eisenhardt &amp; Tabrizi, 1995)&quot;,&quot;noteIndex&quot;:0},&quot;citationItems&quot;:[{&quot;id&quot;:443,&quot;uris&quot;:[&quot;http://zotero.org/users/1613935/items/RNXIUBX5&quot;],&quot;uri&quot;:[&quot;http://zotero.org/users/1613935/items/RNXIUBX5&quot;],&quot;itemData&quot;:{&quot;id&quot;:443,&quot;type&quot;:&quot;article-journal&quot;,&quot;title&quot;:&quot;Accelerating adaptive processes: Product innovation in the global computer industry&quot;,&quot;container-title&quot;:&quot;Administrative science quarterly&quot;,&quot;page&quot;:&quot;84-110&quot;,&quot;note&quot;:&quot;02353&quot;,&quot;author&quot;:[{&quot;family&quot;:&quot;Eisenhardt&quot;,&quot;given&quot;:&quot;Kathleen M.&quot;},{&quot;family&quot;:&quot;Tabrizi&quot;,&quot;given&quot;:&quot;Behnam N.&quot;}],&quot;issued&quot;:{&quot;date-parts&quot;:[[&quot;1995&quot;]]}}}],&quot;schema&quot;:&quot;https://github.com/citation-style-language/schema/raw/master/csl-citation.json&quot;} RND5Fwg3OBOct"/><text:span text:style-name="T9"> o</text:span><text:span text:style-name="T13">nde estuda-se o</text:span><text:span text:style-name="T9"> tempo para desenvolver um </text:span><text:span text:style-name="T20">novo </text:span><text:span text:style-name="T9">produto e entrar antecipadamente no mercado, </text:span><text:span text:style-name="T13">o tempo de desenvolvimento é central na pesquisa, mas o recorte trata de forma indireta a gestão do tempo, dando mais ênfase à técnicas de gestão propriamente ditas para diferentes níveis de maturidade de segmentos industriais, </text:span><text:span text:style-name="T18">porém as conclusões são todas feitas com base no tempo de duração do projeto</text:span><text:span text:style-name="T13">.</text:span></text:p>
      <text:p text:style-name="P51"><text:span text:style-name="T8">As informações do tempo de duração de projetos foram coletadas por meio de </text:span><text:span text:style-name="T34">surveys</text:span><text:span text:style-name="T50"> e assim, podem estar bastante enviazadas. Em algumas pesquisas muitos executivos são perguntados sobre o tempo de projetos e assim, </text:span><text:span text:style-name="T54">confrontando as respostas</text:span><text:span text:style-name="T50"> pode-se chegar a uma informação mais precisa. </text:span><text:span text:style-name="T54">Para maior precisão, </text:span><text:span text:style-name="T50">algumas pesquisas tem recursos para deixar responsáveis por observação </text:span><text:span text:style-name="T34">in loco</text:span><text:span text:style-name="T50">, </text:span><text:span text:style-name="T51">assim pode se verificar com mais precisão e fidelidade os tempos de duração </text:span><text:span text:style-name="T52">das atividades</text:span><text:span text:style-name="T51">. A própria ciência da Administração surgiu com Taylor, onde tinha-se o clássico estudo dos Tempos e Movimentos, porém, desde então, a metodologia de coleta destes dados tem sido a mesma.</text:span></text:p>
      <text:p text:style-name="Quotations">A Administração do Tempo vem sendo um tema de alta relevância, e muito discutido, principalmente no mundo corporativo. Desde os primeiros estudos da Administração Clássica, como o “Estudo dos Tempos e Movimentos”, realizado por Taylor, na época da Revolução Industrial, passando pela Revolução Tecnológica no início dos anos 1990 até os dias atuais, sempre existiu o questionamento sobre como seria possível administrar melhor o tempo. <text:reference-mark-start text:name="ZOTERO_ITEM CSL_CITATION {&quot;citationID&quot;:&quot;yqJmkvsK&quot;,&quot;properties&quot;:{&quot;formattedCitation&quot;:&quot;(Lima &amp; Jesus, 2011)&quot;,&quot;plainCitation&quot;:&quot;(Lima &amp; Jesus, 2011)&quot;,&quot;noteIndex&quot;:0},&quot;citationItems&quot;:[{&quot;id&quot;:1725,&quot;uris&quot;:[&quot;http://zotero.org/users/1613935/items/X4RZBXRU&quot;],&quot;uri&quot;:[&quot;http://zotero.org/users/1613935/items/X4RZBXRU&quot;],&quot;itemData&quot;:{&quot;id&quot;:1725,&quot;type&quot;:&quot;article-journal&quot;,&quot;title&quot;:&quot;Administração do tempo: um estudo sobre a gestão eficaz do tempo como ferramenta para o aumento da produtividade e work life balance&quot;,&quot;container-title&quot;:&quot;Revista de Gestão e Secretariado&quot;,&quot;page&quot;:&quot;121-144&quot;,&quot;volume&quot;:&quot;2&quot;,&quot;issue&quot;:&quot;2&quot;,&quot;author&quot;:[{&quot;family&quot;:&quot;Lima&quot;,&quot;given&quot;:&quot;Maria do Carmo Ferreira&quot;},{&quot;family&quot;:&quot;Jesus&quot;,&quot;given&quot;:&quot;Simone Batista&quot;}],&quot;issued&quot;:{&quot;date-parts&quot;:[[&quot;2011&quot;]]}}}],&quot;schema&quot;:&quot;https://github.com/citation-style-language/schema/raw/master/csl-citation.json&quot;} RNDlzXrqM6iqu"/>(Lima &amp; Jesus, 2011)<text:reference-mark-end text:name="ZOTERO_ITEM CSL_CITATION {&quot;citationID&quot;:&quot;yqJmkvsK&quot;,&quot;properties&quot;:{&quot;formattedCitation&quot;:&quot;(Lima &amp; Jesus, 2011)&quot;,&quot;plainCitation&quot;:&quot;(Lima &amp; Jesus, 2011)&quot;,&quot;noteIndex&quot;:0},&quot;citationItems&quot;:[{&quot;id&quot;:1725,&quot;uris&quot;:[&quot;http://zotero.org/users/1613935/items/X4RZBXRU&quot;],&quot;uri&quot;:[&quot;http://zotero.org/users/1613935/items/X4RZBXRU&quot;],&quot;itemData&quot;:{&quot;id&quot;:1725,&quot;type&quot;:&quot;article-journal&quot;,&quot;title&quot;:&quot;Administração do tempo: um estudo sobre a gestão eficaz do tempo como ferramenta para o aumento da produtividade e work life balance&quot;,&quot;container-title&quot;:&quot;Revista de Gestão e Secretariado&quot;,&quot;page&quot;:&quot;121-144&quot;,&quot;volume&quot;:&quot;2&quot;,&quot;issue&quot;:&quot;2&quot;,&quot;author&quot;:[{&quot;family&quot;:&quot;Lima&quot;,&quot;given&quot;:&quot;Maria do Carmo Ferreira&quot;},{&quot;family&quot;:&quot;Jesus&quot;,&quot;given&quot;:&quot;Simone Batista&quot;}],&quot;issued&quot;:{&quot;date-parts&quot;:[[&quot;2011&quot;]]}}}],&quot;schema&quot;:&quot;https://github.com/citation-style-language/schema/raw/master/csl-citation.json&quot;} RNDlzXrqM6iqu"/></text:p>
      <text:p text:style-name="P35"><text:soft-page-break/><text:span text:style-name="T50">Além disto, existem mais limitações </text:span><text:span text:style-name="T53">n</text:span><text:span text:style-name="T50">este tipo de metodologia, além d</text:span><text:span text:style-name="T53">a falta</text:span><text:span text:style-name="T50"> d</text:span><text:span text:style-name="T53">e</text:span><text:span text:style-name="T50"> precisão dos dados, </text:span><text:span text:style-name="T53">onde até mesmo a presença do observador pode alterar o ritmo da execução</text:span><text:span text:style-name="T50">, podemos perceber que um pesquisador observador, ou mesmo entrevistadores, estão limitados a executarem e observarem poucas pessoas e situações, assim por exemplo, para se observar muitas áreas de uma empresa é preciso colocar muitas pessoas ao mesmo tempo em diversos pontos. Sabemos da realidade das pesquisas brasileiras, muito dificilmente existem recursos para um estudo deste porte, assim, utilizam-se uma metodologia com grande uso de dedução, por exemplo, um único estudo de caso e</text:span><text:span text:style-name="T53">m</text:span><text:span text:style-name="T50"> uma única empresa, </text:span><text:span text:style-name="T53">fazendo poucas entrevistas com algumas lideranças</text:span><text:span text:style-name="T50">.</text:span></text:p>
      <text:p text:style-name="Text_20_body"><text:span text:style-name="T15">A </text:span><text:span text:style-name="T21">inovadora </text:span><text:span text:style-name="T15">metodologia </text:span><text:span text:style-name="T21">proposta </text:span><text:span text:style-name="T15">consiste na utilização de um</text:span><text:span text:style-name="T12">a </text:span><text:span text:style-name="T21">ambiente virtual</text:span><text:span text:style-name="T12">, </text:span><text:span text:style-name="T21">um</text:span><text:span text:style-name="T12"> site e aplicativo </text:span><text:span text:style-name="T21">exclusivo</text:span><text:span text:style-name="T12">,</text:span><text:span text:style-name="T21"> onde os próprios trabalhadores e estudantes possam utilizar para cronometrar</text:span><text:span text:style-name="T12"> </text:span><text:span text:style-name="T21">o tempo despendido em cada tarefa. Para </text:span><text:span text:style-name="T106">WILLIAN REF 2005, tarefa é o elemento central de um projeto</text:span><text:span text:style-name="T12">.</text:span></text:p>
      <text:p text:style-name="Quotations">O avanço tecnológico, intensificado a partir do final do século XX, tem revolucionado o acesso à informação e os processos de comunicação. Uma enorme parcela do conhecimento humano já está disponível em formato digital e tecnologias como a Internet têm contribuído para a democratização do acesso a esse conteúdo e permitido a formação de redes de comunicação e colaboração que não seriam possíveis há apenas alguns anos. Além disso, o custo dessas tecnologias é cada vez mais baixo e a cada ano uma parcela maior da população tem acesso a computadores, smartphones, tablets e a conexões de Internet de alta velocidade <text:reference-mark-start text:name="ZOTERO_ITEM CSL_CITATION {&quot;citationID&quot;:&quot;j5gmyT1u&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sQyBXoyh7k"/>(Ferraz, 2015)<text:reference-mark-end text:name="ZOTERO_ITEM CSL_CITATION {&quot;citationID&quot;:&quot;j5gmyT1u&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sQyBXoyh7k"/></text:p>
      <text:p text:style-name="Text_20_body"><text:span text:style-name="T9">A qualificação desta proposta de pesquisa dentro do corpo de conhecimento atual poderia ser enquadrada como </text:span><text:span text:style-name="T26">survey </text:span><text:span text:style-name="T32">longitudinal</text:span><text:span text:style-name="T26"> </text:span><text:reference-mark-start text:name="ZOTERO_ITEM CSL_CITATION {&quot;citationID&quot;:&quot;mOu8HCWD&quot;,&quot;properties&quot;:{&quot;formattedCitation&quot;:&quot;(Freitas, Oliveira, Saccol, &amp; Moscarola, 2000)&quot;,&quot;plainCitation&quot;:&quot;(Freitas, Oliveira, Saccol, &amp; Moscarola,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4aft4QFuY8"/><text:span text:style-name="T26">(Freitas, Oliveira, Saccol, &amp; Moscarola, 2000)</text:span><text:reference-mark-end text:name="ZOTERO_ITEM CSL_CITATION {&quot;citationID&quot;:&quot;mOu8HCWD&quot;,&quot;properties&quot;:{&quot;formattedCitation&quot;:&quot;(Freitas, Oliveira, Saccol, &amp; Moscarola, 2000)&quot;,&quot;plainCitation&quot;:&quot;(Freitas, Oliveira, Saccol, &amp; Moscarola,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4aft4QFuY8"/><text:span text:style-name="T9">, </text:span><text:span text:style-name="T21">pois os dados coletados no ambiente deverão ser análisados a luz de </text:span><text:span text:style-name="T31">surveys</text:span><text:span text:style-name="T45"> e/</text:span><text:span text:style-name="T46">ou</text:span><text:span text:style-name="T45"> entrevistas com os envolvidos, para que haja uma confrontação e análise mais aprofundada.</text:span><text:span text:style-name="T9"> </text:span><text:span text:style-name="T21">Assim o ambiente virtual iria complementar as metodologias tradicionais, e não substituí-las.</text:span></text:p>
      <text:p text:style-name="P34"><text:soft-page-break/><text:span text:style-name="T9">C</text:span><text:span text:style-name="T8">om o ambiente virtual é possível realizar coletas “sem limites”, dezenas de empresas podem </text:span><text:span text:style-name="T22">estimular seus funcionários para </text:span><text:span text:style-name="T8">utilizar </text:span><text:span text:style-name="T22">em </text:span><text:span text:style-name="T8">diversos projetos, </text:span><text:span text:style-name="T22">coletando informações simultaneamente e ininterruptamente,</text:span><text:span text:style-name="T8"> assim a coleta de dados pode gerar uma grande massa de dados </text:span><text:span text:style-name="T25">(big data)</text:span><text:span text:style-name="T35">.</text:span></text:p>
      <text:p text:style-name="Text_20_body"><text:span text:style-name="T45">O ambiente virtual funciona dentro de uma lógica simples, </text:span><text:span text:style-name="T46">estimula os usuários a utilizarem a Técnica dos Pomodoros </text:span><text:reference-mark-start text:name="ZOTERO_ITEM CSL_CITATION {&quot;citationID&quot;:&quot;zrOKm4in&quot;,&quot;properties&quot;:{&quot;formattedCitation&quot;:&quot;(Cirillo, 2006)&quot;,&quot;plainCitation&quot;:&quot;(Cirillo, 2006)&quot;,&quot;noteIndex&quot;:0},&quot;citationItems&quot;:[{&quot;id&quot;:1657,&quot;uris&quot;:[&quot;http://zotero.org/users/1613935/items/9RT5U8VX&quot;],&quot;uri&quot;:[&quot;http://zotero.org/users/1613935/items/9RT5U8VX&quot;],&quot;itemData&quot;:{&quot;id&quot;:1657,&quot;type&quot;:&quot;article-journal&quot;,&quot;title&quot;:&quot;The pomodoro technique (the pomodoro)&quot;,&quot;container-title&quot;:&quot;Agile Processes in Software Engineering and&quot;,&quot;volume&quot;:&quot;54&quot;,&quot;issue&quot;:&quot;2&quot;,&quot;author&quot;:[{&quot;family&quot;:&quot;Cirillo&quot;,&quot;given&quot;:&quot;Francesco&quot;}],&quot;issued&quot;:{&quot;date-parts&quot;:[[&quot;2006&quot;]]}}}],&quot;schema&quot;:&quot;https://github.com/citation-style-language/schema/raw/master/csl-citation.json&quot;} RNDofRN1sGMrR"/><text:span text:style-name="T46">(Cirillo, 2006</text:span><text:reference-mark-end text:name="ZOTERO_ITEM CSL_CITATION {&quot;citationID&quot;:&quot;zrOKm4in&quot;,&quot;properties&quot;:{&quot;formattedCitation&quot;:&quot;(Cirillo, 2006)&quot;,&quot;plainCitation&quot;:&quot;(Cirillo, 2006)&quot;,&quot;noteIndex&quot;:0},&quot;citationItems&quot;:[{&quot;id&quot;:1657,&quot;uris&quot;:[&quot;http://zotero.org/users/1613935/items/9RT5U8VX&quot;],&quot;uri&quot;:[&quot;http://zotero.org/users/1613935/items/9RT5U8VX&quot;],&quot;itemData&quot;:{&quot;id&quot;:1657,&quot;type&quot;:&quot;article-journal&quot;,&quot;title&quot;:&quot;The pomodoro technique (the pomodoro)&quot;,&quot;container-title&quot;:&quot;Agile Processes in Software Engineering and&quot;,&quot;volume&quot;:&quot;54&quot;,&quot;issue&quot;:&quot;2&quot;,&quot;author&quot;:[{&quot;family&quot;:&quot;Cirillo&quot;,&quot;given&quot;:&quot;Francesco&quot;}],&quot;issued&quot;:{&quot;date-parts&quot;:[[&quot;2006&quot;]]}}}],&quot;schema&quot;:&quot;https://github.com/citation-style-language/schema/raw/master/csl-citation.json&quot;} RNDofRN1sGMrR"/><text:span text:style-name="T45">;</text:span><text:reference-mark-start text:name="ZOTERO_ITEM CSL_CITATION {&quot;citationID&quot;:&quot;V9z7fCXi&quot;,&quot;properties&quot;:{&quot;formattedCitation&quot;:&quot;(Gobbo &amp; Vaccari, 2008)&quot;,&quot;plainCitation&quot;:&quot;(Gobbo &amp; Vaccari, 2008)&quot;,&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o2qQn4yg2A"/><text:span text:style-name="T45">Gobbo &amp; Vaccari, 2008</text:span><text:reference-mark-end text:name="ZOTERO_ITEM CSL_CITATION {&quot;citationID&quot;:&quot;V9z7fCXi&quot;,&quot;properties&quot;:{&quot;formattedCitation&quot;:&quot;(Gobbo &amp; Vaccari, 2008)&quot;,&quot;plainCitation&quot;:&quot;(Gobbo &amp; Vaccari, 2008)&quot;,&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o2qQn4yg2A"/><text:span text:style-name="T45">;</text:span><text:reference-mark-start text:name="ZOTERO_ITEM CSL_CITATION {&quot;citationID&quot;:&quot;HxVD9Rv0&quot;,&quot;properties&quot;:{&quot;formattedCitation&quot;:&quot;(Wang, Gobbo, &amp; Lane, 2010)&quot;,&quot;plainCitation&quot;:&quot;(Wang, Gobbo, &amp; Lane, 2010)&quot;,&quot;noteIndex&quot;:0},&quot;citationItems&quot;:[{&quot;id&quot;:1648,&quot;uris&quot;:[&quot;http://zotero.org/users/1613935/items/2K4JFGQP&quot;],&quot;uri&quot;:[&quot;http://zotero.org/users/1613935/items/2K4JFGQP&quot;],&quot;itemData&quot;:{&quot;id&quot;:1648,&quot;type&quot;:&quot;chapter&quot;,&quot;title&quot;:&quot;Turning Time from Enemy into an Ally Using the Pomodoro Technique&quot;,&quot;container-title&quot;:&quot;Agility Across Time and Space&quot;,&quot;publisher&quot;:&quot;Springer Berlin Heidelberg&quot;,&quot;publisher-place&quot;:&quot;Berlin, Heidelberg&quot;,&quot;page&quot;:&quot;149-166&quot;,&quot;source&quot;:&quot;Crossref&quot;,&quot;event-place&quot;:&quot;Berlin, Heidelberg&quot;,&quot;abstract&quot;:&quot;Time is one of the most important factors dominating agile software development processes in distributed settings. Effective time management helps agile teams to plan and monitor the work to be performed, and create and maintain a fast yet sustainable pace. The Pomodoro Technique is one promising time management technique. Its application and adaptation in Sourcesense Milan Team surfaced various benefits, challenges and implications for distributed agile software development. Lessons learnt from the experiences of Sourcesense Milan Team can be useful for other distributed agile teams to turn time from enemy into an ally.&quot;,&quot;URL&quot;:&quot;http://link.springer.com/10.1007/978-3-642-12442-6_10&quot;,&quot;ISBN&quot;:&quot;978-3-642-12441-9&quot;,&quot;note&quot;:&quot;DOI: 10.1007/978-3-642-12442-6_10&quot;,&quot;language&quot;:&quot;en&quot;,&quot;editor&quot;:[{&quot;family&quot;:&quot;Šmite&quot;,&quot;given&quot;:&quot;Darja&quot;},{&quot;family&quot;:&quot;Moe&quot;,&quot;given&quot;:&quot;Nils Brede&quot;},{&quot;family&quot;:&quot;Ågerfalk&quot;,&quot;given&quot;:&quot;Pär J.&quot;}],&quot;author&quot;:[{&quot;family&quot;:&quot;Wang&quot;,&quot;given&quot;:&quot;Xiaofeng&quot;},{&quot;family&quot;:&quot;Gobbo&quot;,&quot;given&quot;:&quot;Federico&quot;},{&quot;family&quot;:&quot;Lane&quot;,&quot;given&quot;:&quot;Michael&quot;}],&quot;issued&quot;:{&quot;date-parts&quot;:[[&quot;2010&quot;]]},&quot;accessed&quot;:{&quot;date-parts&quot;:[[&quot;2018&quot;,10,18]]}}}],&quot;schema&quot;:&quot;https://github.com/citation-style-language/schema/raw/master/csl-citation.json&quot;} RNDE5suVGx57q"/><text:span text:style-name="T45">Wang, Gobbo, &amp; Lane, 2010;</text:span><text:reference-mark-end text:name="ZOTERO_ITEM CSL_CITATION {&quot;citationID&quot;:&quot;HxVD9Rv0&quot;,&quot;properties&quot;:{&quot;formattedCitation&quot;:&quot;(Wang, Gobbo, &amp; Lane, 2010)&quot;,&quot;plainCitation&quot;:&quot;(Wang, Gobbo, &amp; Lane, 2010)&quot;,&quot;noteIndex&quot;:0},&quot;citationItems&quot;:[{&quot;id&quot;:1648,&quot;uris&quot;:[&quot;http://zotero.org/users/1613935/items/2K4JFGQP&quot;],&quot;uri&quot;:[&quot;http://zotero.org/users/1613935/items/2K4JFGQP&quot;],&quot;itemData&quot;:{&quot;id&quot;:1648,&quot;type&quot;:&quot;chapter&quot;,&quot;title&quot;:&quot;Turning Time from Enemy into an Ally Using the Pomodoro Technique&quot;,&quot;container-title&quot;:&quot;Agility Across Time and Space&quot;,&quot;publisher&quot;:&quot;Springer Berlin Heidelberg&quot;,&quot;publisher-place&quot;:&quot;Berlin, Heidelberg&quot;,&quot;page&quot;:&quot;149-166&quot;,&quot;source&quot;:&quot;Crossref&quot;,&quot;event-place&quot;:&quot;Berlin, Heidelberg&quot;,&quot;abstract&quot;:&quot;Time is one of the most important factors dominating agile software development processes in distributed settings. Effective time management helps agile teams to plan and monitor the work to be performed, and create and maintain a fast yet sustainable pace. The Pomodoro Technique is one promising time management technique. Its application and adaptation in Sourcesense Milan Team surfaced various benefits, challenges and implications for distributed agile software development. Lessons learnt from the experiences of Sourcesense Milan Team can be useful for other distributed agile teams to turn time from enemy into an ally.&quot;,&quot;URL&quot;:&quot;http://link.springer.com/10.1007/978-3-642-12442-6_10&quot;,&quot;ISBN&quot;:&quot;978-3-642-12441-9&quot;,&quot;note&quot;:&quot;DOI: 10.1007/978-3-642-12442-6_10&quot;,&quot;language&quot;:&quot;en&quot;,&quot;editor&quot;:[{&quot;family&quot;:&quot;Šmite&quot;,&quot;given&quot;:&quot;Darja&quot;},{&quot;family&quot;:&quot;Moe&quot;,&quot;given&quot;:&quot;Nils Brede&quot;},{&quot;family&quot;:&quot;Ågerfalk&quot;,&quot;given&quot;:&quot;Pär J.&quot;}],&quot;author&quot;:[{&quot;family&quot;:&quot;Wang&quot;,&quot;given&quot;:&quot;Xiaofeng&quot;},{&quot;family&quot;:&quot;Gobbo&quot;,&quot;given&quot;:&quot;Federico&quot;},{&quot;family&quot;:&quot;Lane&quot;,&quot;given&quot;:&quot;Michael&quot;}],&quot;issued&quot;:{&quot;date-parts&quot;:[[&quot;2010&quot;]]},&quot;accessed&quot;:{&quot;date-parts&quot;:[[&quot;2018&quot;,10,18]]}}}],&quot;schema&quot;:&quot;https://github.com/citation-style-language/schema/raw/master/csl-citation.json&quot;} RNDE5suVGx57q"/><text:span text:style-name="T45"> </text:span><text:reference-mark-start text:name="ZOTERO_ITEM CSL_CITATION {&quot;citationID&quot;:&quot;1sdjMT44&quot;,&quot;properties&quot;:{&quot;formattedCitation&quot;:&quot;(Patr\\uc0\\u237{}cio, Macedo, &amp; Fran\\uc0\\u231{}a, 2011)&quot;,&quot;plainCitation&quot;:&quot;(Patrício, Macedo, &amp; França, 2011)&quot;,&quot;noteIndex&quot;:0},&quot;citationItems&quot;:[{&quot;id&quot;:514,&quot;uris&quot;:[&quot;http://zotero.org/users/1613935/items/VJUA85KT&quot;],&quot;uri&quot;:[&quot;http://zotero.org/users/1613935/items/VJUA85KT&quot;],&quot;itemData&quot;:{&quot;id&quot;:514,&quot;type&quot;:&quot;article-journal&quot;,&quot;title&quot;:&quot;Pomodoro aliado a SCRUM para aumento da produtividade: um estudo de caso&quot;,&quot;source&quot;:&quot;Google Scholar&quot;,&quot;URL&quot;:&quot;http://www.infobrasil.inf.br/userfiles/Pomodoro%20aliado%20a%20SCRUM%20para%20aumento%20da.pdf&quot;,&quot;note&quot;:&quot;00000&quot;,&quot;shortTitle&quot;:&quot;Pomodoro aliado a SCRUM para aumento da produtividade&quot;,&quot;author&quot;:[{&quot;family&quot;:&quot;Patrício&quot;,&quot;given&quot;:&quot;Robério Gomes&quot;},{&quot;family&quot;:&quot;Macedo&quot;,&quot;given&quot;:&quot;Natália de Cassia Coelho&quot;},{&quot;family&quot;:&quot;França&quot;,&quot;given&quot;:&quot;Cícero Tadeu Pereira Lima&quot;}],&quot;issued&quot;:{&quot;date-parts&quot;:[[&quot;2011&quot;]]},&quot;accessed&quot;:{&quot;date-parts&quot;:[[&quot;2016&quot;,3,1]]}}}],&quot;schema&quot;:&quot;https://github.com/citation-style-language/schema/raw/master/csl-citation.json&quot;} RNDWrYSw66Ebk"/><text:span text:style-name="T108">Patr</text:span><text:span text:style-name="T109">ício, Macedo, &amp; França, 2011)</text:span><text:reference-mark-end text:name="ZOTERO_ITEM CSL_CITATION {&quot;citationID&quot;:&quot;1sdjMT44&quot;,&quot;properties&quot;:{&quot;formattedCitation&quot;:&quot;(Patr\\uc0\\u237{}cio, Macedo, &amp; Fran\\uc0\\u231{}a, 2011)&quot;,&quot;plainCitation&quot;:&quot;(Patrício, Macedo, &amp; França, 2011)&quot;,&quot;noteIndex&quot;:0},&quot;citationItems&quot;:[{&quot;id&quot;:514,&quot;uris&quot;:[&quot;http://zotero.org/users/1613935/items/VJUA85KT&quot;],&quot;uri&quot;:[&quot;http://zotero.org/users/1613935/items/VJUA85KT&quot;],&quot;itemData&quot;:{&quot;id&quot;:514,&quot;type&quot;:&quot;article-journal&quot;,&quot;title&quot;:&quot;Pomodoro aliado a SCRUM para aumento da produtividade: um estudo de caso&quot;,&quot;source&quot;:&quot;Google Scholar&quot;,&quot;URL&quot;:&quot;http://www.infobrasil.inf.br/userfiles/Pomodoro%20aliado%20a%20SCRUM%20para%20aumento%20da.pdf&quot;,&quot;note&quot;:&quot;00000&quot;,&quot;shortTitle&quot;:&quot;Pomodoro aliado a SCRUM para aumento da produtividade&quot;,&quot;author&quot;:[{&quot;family&quot;:&quot;Patrício&quot;,&quot;given&quot;:&quot;Robério Gomes&quot;},{&quot;family&quot;:&quot;Macedo&quot;,&quot;given&quot;:&quot;Natália de Cassia Coelho&quot;},{&quot;family&quot;:&quot;França&quot;,&quot;given&quot;:&quot;Cícero Tadeu Pereira Lima&quot;}],&quot;issued&quot;:{&quot;date-parts&quot;:[[&quot;2011&quot;]]},&quot;accessed&quot;:{&quot;date-parts&quot;:[[&quot;2016&quot;,3,1]]}}}],&quot;schema&quot;:&quot;https://github.com/citation-style-language/schema/raw/master/csl-citation.json&quot;} RNDWrYSw66Ebk"/><text:span text:style-name="T39">,</text:span><text:span text:style-name="T40"> com auxílio de um cronômetro pré-configurado com tempos de foco e descanso </text:span><text:span text:style-name="T39">entre tarefas, </text:span><text:span text:style-name="T47">incentivando o usuário a focar em uma única tarefa por vez</text:span><text:span text:style-name="T39">, </text:span><text:span text:style-name="T38">assim este ambiente virtual incentiva </text:span><text:span text:style-name="T47">o</text:span><text:span text:style-name="T38"> aument</text:span><text:span text:style-name="T47">o</text:span><text:span text:style-name="T38"> </text:span><text:span text:style-name="T47">d</text:span><text:span text:style-name="T38">a qualidade, precisão e confiabilidade dos dados coletados.</text:span></text:p>
      <text:p text:style-name="P37"><text:span text:style-name="T38">E</text:span><text:span text:style-name="T35">m oposiãço a multi-task </text:span><text:span text:style-name="T41">advindo de situações </text:span><text:span text:style-name="T38">contemporânea</text:span><text:span text:style-name="T41"> de ambientes de trabalhos modernos </text:span><text:span text:style-name="T38">e tecnológicos</text:span><text:span text:style-name="T41">, </text:span></text:p>
      <text:p text:style-name="P46"/>
      <text:p text:style-name="P46">Além disto, gamificado</text:p>
      <text:p text:style-name="P30"><text:span text:style-name="T14">com benefícios como</text:span><text:span text:style-name="T9"> auxílio para ganho de foco </text:span><text:span text:style-name="T14">e produtividade</text:span><text:span text:style-name="T9">, </text:span><text:span text:style-name="T55">disponível em www.pomodoros.com.br</text:span><text:span text:style-name="T9">, </text:span><text:span text:style-name="T37">do ponto de vista prática pode-se utilizar, ranking, ínsignias e recompensas para estimular a adesão de pessoas.</text:span></text:p>
      <text:h text:style-name="Heading_20_2" text:outline-level="2"><text:bookmark-start text:name="__RefHeading___Toc535_59307899"/>Justificativa<text:bookmark-end text:name="__RefHeading___Toc535_59307899"/></text:h>
      <text:p text:style-name="Text_20_body">Aponta-se <text:change-start text:change-id="ct55404624"/><text:span text:style-name="T57">grande lacuna no conhecimento aplicado de técnicas de gestão de tempo de projetos,</text:span><text:change-end text:change-id="ct55404624"/><text:change-start text:change-id="ct54864624"/><text:span text:style-name="T57"> pela revisão da literatura observa-se que a maioria das pesquisas sobre tempo de projeto não utiliza uma metodologia fidedigna, a maioria realiza perguntas abertas para estudantes, trabalhadores e e</text:span><text:change-end text:change-id="ct54864624"/><text:change-start text:change-id="ct55353616"/><text:span text:style-name="T57">xecutivos sobre quanto tempo gastou-se em cada tarefa, e como sabemos, a probabilidade de viéses neste tipo de pergunta é alta, como distância do evento, </text:span><text:change-end text:change-id="ct55353616"/><text:change-start text:change-id="ct55072704"/><text:span text:style-name="T57">falta de acuidade na própria </text:span><text:soft-page-break/><text:span text:style-name="T57">percepção de tempo e até mesmo tentativas intencionais de criar </text:span><text:change-end text:change-id="ct55072704"/><text:span text:style-name="T57">“</text:span><text:change-start text:change-id="ct55321344"/><text:span text:style-name="T57">imagens de eficiência</text:span><text:change-end text:change-id="ct55321344"/><text:span text:style-name="T57">”</text:span><text:change-start text:change-id="ct55136576"/><text:span text:style-name="T57"> que não condizem com a rea</text:span><text:change-end text:change-id="ct55136576"/><text:change-start text:change-id="ct55394912"/><text:span text:style-name="T57">lidade. Por exemplo, ao se perguntar para um estudante “quanto tempo gasto para estudar o conteúdo indicado para a prova”, permite que estes</text:span><text:change-end text:change-id="ct55394912"/><text:span text:style-name="T57"> </text:span><text:change-start text:change-id="ct55330816"/><text:span text:style-name="T57">“mintam” ou “errem feio” </text:span><text:change-end text:change-id="ct55330816"/><text:change-start text:change-id="ct53882928"/><text:span text:style-name="T57">os valores reais, primeiro, para parecem mais eficientes do que são e, segundo e mais importante, porque muitas vezes durante a execução das tarefas</text:span><text:change-end text:change-id="ct53882928"/><text:change-start text:change-id="ct55382944"/><text:span text:style-name="T57"> os mesmo permancem conectados a redes sociais e se permitem ficar altamente distraídos, fazendo com que os “descontos” e “ajustes” para o tempo “efe</text:span><text:change-end text:change-id="ct55382944"/><text:change-start text:change-id="ct55402464"/><text:span text:style-name="T57">tivo” de estudo sejam imprecisos.</text:span><text:change-end text:change-id="ct55402464"/><text:span text:style-name="T57"> O mesmo acontece com muitos trabalhadores, principalmente que utilizam o computador como ferramenta de trabalho, onde podem permanecer conectados às redes sociais.</text:span><text:change-start text:change-id="ct55353088"/></text:p>
      <text:p text:style-name="P36">Assim<text:change-end text:change-id="ct55353088"/>,<text:change-start text:change-id="ct55319664"/> a plataforma online, junto da <text:span text:style-name="T73">Pomodoro Technique</text:span>, evitan multi-tarefas<text:change-end text:change-id="ct55319664"/> <text:span text:style-name="T110">e</text:span><text:change-start text:change-id="ct55315168"/> permite uma precisão muito maior na coleta de dados de tempo de execução de tarefas, e<text:change-end text:change-id="ct55315168"/><text:span text:style-name="T106">v</text:span><text:change-start text:change-id="ct55315392"/>itando os “chutes” de tempo e<text:change-end text:change-id="ct55315392"/><text:change-start text:change-id="ct55315616"/> estimativas mal-feitas devido aos próprios vieses cognitivos dos respondentes.<text:change-end text:change-id="ct55315616"/></text:p>
      <text:p text:style-name="P34"><text:span text:style-name="T110">P</text:span>odemos analisar a massa de dados coletadas pelo ambiente, junto da aplicação de <text:span text:style-name="T73">surveys</text:span><text:span text:style-name="T58"> e/ou entrevistas com os usuários, para chegar a conclusões mais precisas sobre a gestão do tempo de projetos e produtividade.</text:span></text:p>
      <text:h text:style-name="P58" text:outline-level="1"><text:bookmark-start text:name="__RefHeading___Toc179_1718075577"/>Revisão da Literatura<text:bookmark-end text:name="__RefHeading___Toc179_1718075577"/></text:h>
      <text:p text:style-name="Text_20_body"><text:span text:style-name="T113">A revisão da literatura engloba três tópicos principais, que são: gestão de tempo de projetos, com destaque para a Técnica dos Pomodoros; </text:span><text:span text:style-name="T83">multi-task</text:span><text:span text:style-name="T105"> e suas complicações; finalizando com </text:span><text:span text:style-name="T83">Gamification</text:span><text:span text:style-name="T69">, </text:span><text:span text:style-name="T70">transformando situações em jogos de </text:span><text:span text:style-name="T85">videogame</text:span><text:span text:style-name="T83">.</text:span></text:p>
      <text:h text:style-name="P62" text:outline-level="2"><text:bookmark-start text:name="__RefHeading___Toc525_59307899"/><text:span text:style-name="T103">G</text:span>estão do tempo <text:span text:style-name="T103">de projetos</text:span>: <text:span text:style-name="T103">foco, </text:span>produtividade <text:span text:style-name="T103">e a</text:span> Técnica dos Pomodoros<text:bookmark-end text:name="__RefHeading___Toc525_59307899"/></text:h>
      <text:p text:style-name="Text_20_body"><text:span text:style-name="T112">A técnica dos Pomodoros foi criada por um estudante italiano chamado Francesco Cirillo na década de 80. Ele tinha tanta coisa pra estudar que achou que não ia dar tempo. Foi então que na cozinha encontrou um relógio com o formato de tomate, daqueles que marcam o tempo para assar pizza, que </text:span><text:soft-page-break/><text:span text:style-name="T112">soam um alarme quando o tempo termina </text:span><text:reference-mark-start text:name="ZOTERO_ITEM CSL_CITATION {&quot;citationID&quot;:&quot;DqUihEIm&quot;,&quot;properties&quot;:{&quot;formattedCitation&quot;:&quot;(Cirillo, 2006)&quot;,&quot;plainCitation&quot;:&quot;(Cirillo, 2006)&quot;,&quot;noteIndex&quot;:0},&quot;citationItems&quot;:[{&quot;id&quot;:1657,&quot;uris&quot;:[&quot;http://zotero.org/users/1613935/items/9RT5U8VX&quot;],&quot;uri&quot;:[&quot;http://zotero.org/users/1613935/items/9RT5U8VX&quot;],&quot;itemData&quot;:{&quot;id&quot;:1657,&quot;type&quot;:&quot;article-journal&quot;,&quot;title&quot;:&quot;The pomodoro technique (the pomodoro)&quot;,&quot;container-title&quot;:&quot;Agile Processes in Software Engineering and&quot;,&quot;volume&quot;:&quot;54&quot;,&quot;issue&quot;:&quot;2&quot;,&quot;author&quot;:[{&quot;family&quot;:&quot;Cirillo&quot;,&quot;given&quot;:&quot;Francesco&quot;}],&quot;issued&quot;:{&quot;date-parts&quot;:[[&quot;2006&quot;]]}}}],&quot;schema&quot;:&quot;https://github.com/citation-style-language/schema/raw/master/csl-citation.json&quot;} RNDsCgZqULeyw"/><text:span text:style-name="T112">(Cirillo, 2006; </text:span><text:reference-mark-end text:name="ZOTERO_ITEM CSL_CITATION {&quot;citationID&quot;:&quot;DqUihEIm&quot;,&quot;properties&quot;:{&quot;formattedCitation&quot;:&quot;(Cirillo, 2006)&quot;,&quot;plainCitation&quot;:&quot;(Cirillo, 2006)&quot;,&quot;noteIndex&quot;:0},&quot;citationItems&quot;:[{&quot;id&quot;:1657,&quot;uris&quot;:[&quot;http://zotero.org/users/1613935/items/9RT5U8VX&quot;],&quot;uri&quot;:[&quot;http://zotero.org/users/1613935/items/9RT5U8VX&quot;],&quot;itemData&quot;:{&quot;id&quot;:1657,&quot;type&quot;:&quot;article-journal&quot;,&quot;title&quot;:&quot;The pomodoro technique (the pomodoro)&quot;,&quot;container-title&quot;:&quot;Agile Processes in Software Engineering and&quot;,&quot;volume&quot;:&quot;54&quot;,&quot;issue&quot;:&quot;2&quot;,&quot;author&quot;:[{&quot;family&quot;:&quot;Cirillo&quot;,&quot;given&quot;:&quot;Francesco&quot;}],&quot;issued&quot;:{&quot;date-parts&quot;:[[&quot;2006&quot;]]}}}],&quot;schema&quot;:&quot;https://github.com/citation-style-language/schema/raw/master/csl-citation.json&quot;} RNDsCgZqULeyw"/><text:reference-mark-start text:name="ZOTERO_ITEM CSL_CITATION {&quot;citationID&quot;:&quot;OQu4HHi5&quot;,&quot;properties&quot;:{&quot;formattedCitation&quot;:&quot;(Gobbo &amp; Vaccari, 2008)&quot;,&quot;plainCitation&quot;:&quot;(Gobbo &amp; Vaccari, 2008)&quot;,&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zftJg9vh1d"/><text:span text:style-name="T112">Gobbo &amp; Vaccari, 2008; </text:span><text:reference-mark-end text:name="ZOTERO_ITEM CSL_CITATION {&quot;citationID&quot;:&quot;OQu4HHi5&quot;,&quot;properties&quot;:{&quot;formattedCitation&quot;:&quot;(Gobbo &amp; Vaccari, 2008)&quot;,&quot;plainCitation&quot;:&quot;(Gobbo &amp; Vaccari, 2008)&quot;,&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zftJg9vh1d"/><text:reference-mark-start text:name="ZOTERO_ITEM CSL_CITATION {&quot;citationID&quot;:&quot;pO7uZJNV&quot;,&quot;properties&quot;:{&quot;formattedCitation&quot;:&quot;(Wang et al., 2010)&quot;,&quot;plainCitation&quot;:&quot;(Wang et al., 2010)&quot;,&quot;noteIndex&quot;:0},&quot;citationItems&quot;:[{&quot;id&quot;:1648,&quot;uris&quot;:[&quot;http://zotero.org/users/1613935/items/2K4JFGQP&quot;],&quot;uri&quot;:[&quot;http://zotero.org/users/1613935/items/2K4JFGQP&quot;],&quot;itemData&quot;:{&quot;id&quot;:1648,&quot;type&quot;:&quot;chapter&quot;,&quot;title&quot;:&quot;Turning Time from Enemy into an Ally Using the Pomodoro Technique&quot;,&quot;container-title&quot;:&quot;Agility Across Time and Space&quot;,&quot;publisher&quot;:&quot;Springer Berlin Heidelberg&quot;,&quot;publisher-place&quot;:&quot;Berlin, Heidelberg&quot;,&quot;page&quot;:&quot;149-166&quot;,&quot;source&quot;:&quot;Crossref&quot;,&quot;event-place&quot;:&quot;Berlin, Heidelberg&quot;,&quot;abstract&quot;:&quot;Time is one of the most important factors dominating agile software development processes in distributed settings. Effective time management helps agile teams to plan and monitor the work to be performed, and create and maintain a fast yet sustainable pace. The Pomodoro Technique is one promising time management technique. Its application and adaptation in Sourcesense Milan Team surfaced various benefits, challenges and implications for distributed agile software development. Lessons learnt from the experiences of Sourcesense Milan Team can be useful for other distributed agile teams to turn time from enemy into an ally.&quot;,&quot;URL&quot;:&quot;http://link.springer.com/10.1007/978-3-642-12442-6_10&quot;,&quot;ISBN&quot;:&quot;978-3-642-12441-9&quot;,&quot;note&quot;:&quot;DOI: 10.1007/978-3-642-12442-6_10&quot;,&quot;language&quot;:&quot;en&quot;,&quot;editor&quot;:[{&quot;family&quot;:&quot;Šmite&quot;,&quot;given&quot;:&quot;Darja&quot;},{&quot;family&quot;:&quot;Moe&quot;,&quot;given&quot;:&quot;Nils Brede&quot;},{&quot;family&quot;:&quot;Ågerfalk&quot;,&quot;given&quot;:&quot;Pär J.&quot;}],&quot;author&quot;:[{&quot;family&quot;:&quot;Wang&quot;,&quot;given&quot;:&quot;Xiaofeng&quot;},{&quot;family&quot;:&quot;Gobbo&quot;,&quot;given&quot;:&quot;Federico&quot;},{&quot;family&quot;:&quot;Lane&quot;,&quot;given&quot;:&quot;Michael&quot;}],&quot;issued&quot;:{&quot;date-parts&quot;:[[&quot;2010&quot;]]},&quot;accessed&quot;:{&quot;date-parts&quot;:[[&quot;2018&quot;,10,18]]}}}],&quot;schema&quot;:&quot;https://github.com/citation-style-language/schema/raw/master/csl-citation.json&quot;} RNDGut5I6suc1"/>Wang et al., 2010; <text:reference-mark-end text:name="ZOTERO_ITEM CSL_CITATION {&quot;citationID&quot;:&quot;pO7uZJNV&quot;,&quot;properties&quot;:{&quot;formattedCitation&quot;:&quot;(Wang et al., 2010)&quot;,&quot;plainCitation&quot;:&quot;(Wang et al., 2010)&quot;,&quot;noteIndex&quot;:0},&quot;citationItems&quot;:[{&quot;id&quot;:1648,&quot;uris&quot;:[&quot;http://zotero.org/users/1613935/items/2K4JFGQP&quot;],&quot;uri&quot;:[&quot;http://zotero.org/users/1613935/items/2K4JFGQP&quot;],&quot;itemData&quot;:{&quot;id&quot;:1648,&quot;type&quot;:&quot;chapter&quot;,&quot;title&quot;:&quot;Turning Time from Enemy into an Ally Using the Pomodoro Technique&quot;,&quot;container-title&quot;:&quot;Agility Across Time and Space&quot;,&quot;publisher&quot;:&quot;Springer Berlin Heidelberg&quot;,&quot;publisher-place&quot;:&quot;Berlin, Heidelberg&quot;,&quot;page&quot;:&quot;149-166&quot;,&quot;source&quot;:&quot;Crossref&quot;,&quot;event-place&quot;:&quot;Berlin, Heidelberg&quot;,&quot;abstract&quot;:&quot;Time is one of the most important factors dominating agile software development processes in distributed settings. Effective time management helps agile teams to plan and monitor the work to be performed, and create and maintain a fast yet sustainable pace. The Pomodoro Technique is one promising time management technique. Its application and adaptation in Sourcesense Milan Team surfaced various benefits, challenges and implications for distributed agile software development. Lessons learnt from the experiences of Sourcesense Milan Team can be useful for other distributed agile teams to turn time from enemy into an ally.&quot;,&quot;URL&quot;:&quot;http://link.springer.com/10.1007/978-3-642-12442-6_10&quot;,&quot;ISBN&quot;:&quot;978-3-642-12441-9&quot;,&quot;note&quot;:&quot;DOI: 10.1007/978-3-642-12442-6_10&quot;,&quot;language&quot;:&quot;en&quot;,&quot;editor&quot;:[{&quot;family&quot;:&quot;Šmite&quot;,&quot;given&quot;:&quot;Darja&quot;},{&quot;family&quot;:&quot;Moe&quot;,&quot;given&quot;:&quot;Nils Brede&quot;},{&quot;family&quot;:&quot;Ågerfalk&quot;,&quot;given&quot;:&quot;Pär J.&quot;}],&quot;author&quot;:[{&quot;family&quot;:&quot;Wang&quot;,&quot;given&quot;:&quot;Xiaofeng&quot;},{&quot;family&quot;:&quot;Gobbo&quot;,&quot;given&quot;:&quot;Federico&quot;},{&quot;family&quot;:&quot;Lane&quot;,&quot;given&quot;:&quot;Michael&quot;}],&quot;issued&quot;:{&quot;date-parts&quot;:[[&quot;2010&quot;]]},&quot;accessed&quot;:{&quot;date-parts&quot;:[[&quot;2018&quot;,10,18]]}}}],&quot;schema&quot;:&quot;https://github.com/citation-style-language/schema/raw/master/csl-citation.json&quot;} RNDGut5I6suc1"/><text:reference-mark-start text:name="ZOTERO_ITEM CSL_CITATION {&quot;citationID&quot;:&quot;zxtXjPpi&quot;,&quot;properties&quot;:{&quot;formattedCitation&quot;:&quot;(Patr\\uc0\\u237{}cio et al., 2011)&quot;,&quot;plainCitation&quot;:&quot;(Patrício et al., 2011)&quot;,&quot;noteIndex&quot;:0},&quot;citationItems&quot;:[{&quot;id&quot;:514,&quot;uris&quot;:[&quot;http://zotero.org/users/1613935/items/VJUA85KT&quot;],&quot;uri&quot;:[&quot;http://zotero.org/users/1613935/items/VJUA85KT&quot;],&quot;itemData&quot;:{&quot;id&quot;:514,&quot;type&quot;:&quot;article-journal&quot;,&quot;title&quot;:&quot;Pomodoro aliado a SCRUM para aumento da produtividade: um estudo de caso&quot;,&quot;source&quot;:&quot;Google Scholar&quot;,&quot;URL&quot;:&quot;http://www.infobrasil.inf.br/userfiles/Pomodoro%20aliado%20a%20SCRUM%20para%20aumento%20da.pdf&quot;,&quot;note&quot;:&quot;00000&quot;,&quot;shortTitle&quot;:&quot;Pomodoro aliado a SCRUM para aumento da produtividade&quot;,&quot;author&quot;:[{&quot;family&quot;:&quot;Patrício&quot;,&quot;given&quot;:&quot;Robério Gomes&quot;},{&quot;family&quot;:&quot;Macedo&quot;,&quot;given&quot;:&quot;Natália de Cassia Coelho&quot;},{&quot;family&quot;:&quot;França&quot;,&quot;given&quot;:&quot;Cícero Tadeu Pereira Lima&quot;}],&quot;issued&quot;:{&quot;date-parts&quot;:[[&quot;2011&quot;]]},&quot;accessed&quot;:{&quot;date-parts&quot;:[[&quot;2016&quot;,3,1]]}}}],&quot;schema&quot;:&quot;https://github.com/citation-style-language/schema/raw/master/csl-citation.json&quot;} RNDCFDcL2KhC1"/><text:span text:style-name="T109">Patrício et al., 2011; </text:span><text:reference-mark-end text:name="ZOTERO_ITEM CSL_CITATION {&quot;citationID&quot;:&quot;zxtXjPpi&quot;,&quot;properties&quot;:{&quot;formattedCitation&quot;:&quot;(Patr\\uc0\\u237{}cio et al., 2011)&quot;,&quot;plainCitation&quot;:&quot;(Patrício et al., 2011)&quot;,&quot;noteIndex&quot;:0},&quot;citationItems&quot;:[{&quot;id&quot;:514,&quot;uris&quot;:[&quot;http://zotero.org/users/1613935/items/VJUA85KT&quot;],&quot;uri&quot;:[&quot;http://zotero.org/users/1613935/items/VJUA85KT&quot;],&quot;itemData&quot;:{&quot;id&quot;:514,&quot;type&quot;:&quot;article-journal&quot;,&quot;title&quot;:&quot;Pomodoro aliado a SCRUM para aumento da produtividade: um estudo de caso&quot;,&quot;source&quot;:&quot;Google Scholar&quot;,&quot;URL&quot;:&quot;http://www.infobrasil.inf.br/userfiles/Pomodoro%20aliado%20a%20SCRUM%20para%20aumento%20da.pdf&quot;,&quot;note&quot;:&quot;00000&quot;,&quot;shortTitle&quot;:&quot;Pomodoro aliado a SCRUM para aumento da produtividade&quot;,&quot;author&quot;:[{&quot;family&quot;:&quot;Patrício&quot;,&quot;given&quot;:&quot;Robério Gomes&quot;},{&quot;family&quot;:&quot;Macedo&quot;,&quot;given&quot;:&quot;Natália de Cassia Coelho&quot;},{&quot;family&quot;:&quot;França&quot;,&quot;given&quot;:&quot;Cícero Tadeu Pereira Lima&quot;}],&quot;issued&quot;:{&quot;date-parts&quot;:[[&quot;2011&quot;]]},&quot;accessed&quot;:{&quot;date-parts&quot;:[[&quot;2016&quot;,3,1]]}}}],&quot;schema&quot;:&quot;https://github.com/citation-style-language/schema/raw/master/csl-citation.json&quot;} RNDCFDcL2KhC1"/><text:reference-mark-start text:name="ZOTERO_ITEM CSL_CITATION {&quot;citationID&quot;:&quot;CHfWSVQb&quot;,&quot;properties&quot;:{&quot;formattedCitation&quot;:&quot;(Ahmed, Frontz, Chambers, &amp; Voida, 2014)&quot;,&quot;plainCitation&quot;:&quot;(Ahmed, Frontz, Chambers, &amp; Voida, 2014)&quot;,&quot;noteIndex&quot;:0},&quot;citationItems&quot;:[{&quot;id&quot;:1647,&quot;uris&quot;:[&quot;http://zotero.org/users/1613935/items/F2667XES&quot;],&quot;uri&quot;:[&quot;http://zotero.org/users/1613935/items/F2667XES&quot;],&quot;itemData&quot;:{&quot;id&quot;:1647,&quot;type&quot;:&quot;paper-conference&quot;,&quot;title&quot;:&quot;A tangible approach to time management&quot;,&quot;container-title&quot;:&quot;Proceedings of the 2014 ACM International Joint Conference on Pervasive and Ubiquitous Computing Adjunct Publication - UbiComp '14 Adjunct&quot;,&quot;publisher&quot;:&quot;ACM Press&quot;,&quot;publisher-place&quot;:&quot;Seattle, Washington&quot;,&quot;page&quot;:&quot;207-210&quot;,&quot;source&quot;:&quot;Crossref&quot;,&quot;event&quot;:&quot;the 2014 ACM International Joint Conference&quot;,&quot;event-place&quot;:&quot;Seattle, Washington&quot;,&quot;abstract&quot;:&quot;Information work generally occurs within a multitasking environment with attention focused on the computer screen, constant task switching and frequent interruptions. In this environment, software-based task management techniques may blend in too much to be optimally effective. The Time Machine is proposed as a physical interface distinctly separated from the task environment with real-world manifestations of arbitrary concepts of tasks and time, while providing constant visibility of status through an ambient display for selfreflection. The Time Machine aims to promote distributed cognition and utilize the stage-based model of personal informatics and the Pomodoro technique toward productive and enjoyable task management.&quot;,&quot;URL&quot;:&quot;http://dl.acm.org/citation.cfm?doid=2638728.2638794&quot;,&quot;DOI&quot;:&quot;10.1145/2638728.2638794&quot;,&quot;ISBN&quot;:&quot;978-1-4503-3047-3&quot;,&quot;language&quot;:&quot;en&quot;,&quot;author&quot;:[{&quot;family&quot;:&quot;Ahmed&quot;,&quot;given&quot;:&quot;Ryan&quot;},{&quot;family&quot;:&quot;Frontz&quot;,&quot;given&quot;:&quot;Michael&quot;},{&quot;family&quot;:&quot;Chambers&quot;,&quot;given&quot;:&quot;Alex&quot;},{&quot;family&quot;:&quot;Voida&quot;,&quot;given&quot;:&quot;Stephen&quot;}],&quot;issued&quot;:{&quot;date-parts&quot;:[[&quot;2014&quot;]]},&quot;accessed&quot;:{&quot;date-parts&quot;:[[&quot;2018&quot;,10,18]]}}}],&quot;schema&quot;:&quot;https://github.com/citation-style-language/schema/raw/master/csl-citation.json&quot;} RNDEDK1njHzEz"/>Ahmed, Frontz, Chambers, &amp; Voida, 2014; <text:reference-mark-end text:name="ZOTERO_ITEM CSL_CITATION {&quot;citationID&quot;:&quot;CHfWSVQb&quot;,&quot;properties&quot;:{&quot;formattedCitation&quot;:&quot;(Ahmed, Frontz, Chambers, &amp; Voida, 2014)&quot;,&quot;plainCitation&quot;:&quot;(Ahmed, Frontz, Chambers, &amp; Voida, 2014)&quot;,&quot;noteIndex&quot;:0},&quot;citationItems&quot;:[{&quot;id&quot;:1647,&quot;uris&quot;:[&quot;http://zotero.org/users/1613935/items/F2667XES&quot;],&quot;uri&quot;:[&quot;http://zotero.org/users/1613935/items/F2667XES&quot;],&quot;itemData&quot;:{&quot;id&quot;:1647,&quot;type&quot;:&quot;paper-conference&quot;,&quot;title&quot;:&quot;A tangible approach to time management&quot;,&quot;container-title&quot;:&quot;Proceedings of the 2014 ACM International Joint Conference on Pervasive and Ubiquitous Computing Adjunct Publication - UbiComp '14 Adjunct&quot;,&quot;publisher&quot;:&quot;ACM Press&quot;,&quot;publisher-place&quot;:&quot;Seattle, Washington&quot;,&quot;page&quot;:&quot;207-210&quot;,&quot;source&quot;:&quot;Crossref&quot;,&quot;event&quot;:&quot;the 2014 ACM International Joint Conference&quot;,&quot;event-place&quot;:&quot;Seattle, Washington&quot;,&quot;abstract&quot;:&quot;Information work generally occurs within a multitasking environment with attention focused on the computer screen, constant task switching and frequent interruptions. In this environment, software-based task management techniques may blend in too much to be optimally effective. The Time Machine is proposed as a physical interface distinctly separated from the task environment with real-world manifestations of arbitrary concepts of tasks and time, while providing constant visibility of status through an ambient display for selfreflection. The Time Machine aims to promote distributed cognition and utilize the stage-based model of personal informatics and the Pomodoro technique toward productive and enjoyable task management.&quot;,&quot;URL&quot;:&quot;http://dl.acm.org/citation.cfm?doid=2638728.2638794&quot;,&quot;DOI&quot;:&quot;10.1145/2638728.2638794&quot;,&quot;ISBN&quot;:&quot;978-1-4503-3047-3&quot;,&quot;language&quot;:&quot;en&quot;,&quot;author&quot;:[{&quot;family&quot;:&quot;Ahmed&quot;,&quot;given&quot;:&quot;Ryan&quot;},{&quot;family&quot;:&quot;Frontz&quot;,&quot;given&quot;:&quot;Michael&quot;},{&quot;family&quot;:&quot;Chambers&quot;,&quot;given&quot;:&quot;Alex&quot;},{&quot;family&quot;:&quot;Voida&quot;,&quot;given&quot;:&quot;Stephen&quot;}],&quot;issued&quot;:{&quot;date-parts&quot;:[[&quot;2014&quot;]]},&quot;accessed&quot;:{&quot;date-parts&quot;:[[&quot;2018&quot;,10,18]]}}}],&quot;schema&quot;:&quot;https://github.com/citation-style-language/schema/raw/master/csl-citation.json&quot;} RNDEDK1njHzEz"/><text:reference-mark-start text:name="ZOTERO_ITEM CSL_CITATION {&quot;citationID&quot;:&quot;cotuEK1G&quot;,&quot;properties&quot;:{&quot;formattedCitation&quot;:&quot;(Martini, 2014)&quot;,&quot;plainCitation&quot;:&quot;(Martini, 2014)&quot;,&quot;noteIndex&quot;:0},&quot;citationItems&quot;:[{&quot;id&quot;:1598,&quot;uris&quot;:[&quot;http://zotero.org/users/1613935/items/EP27V6IG&quot;],&quot;uri&quot;:[&quot;http://zotero.org/users/1613935/items/EP27V6IG&quot;],&quot;itemData&quot;:{&quot;id&quot;:1598,&quot;type&quot;:&quot;post-weblog&quot;,&quot;title&quot;:&quot;Pomodoro Technique® Considered Harmful (don’t worry: you are not using it)&quot;,&quot;container-title&quot;:&quot;Arialdo Martini&quot;,&quot;abstract&quot;:&quot;So, you have your shining, ticketing, tomato-shaped timer on your desk and you are a proud practitioner of the Pomodoro Technique®. I’ve got bad news and good news.&quot;,&quot;URL&quot;:&quot;https://arialdomartini.wordpress.com/2014/05/19/pomodoro-technique-considered-harmful-dont-worry-you-are-not-using-it/&quot;,&quot;shortTitle&quot;:&quot;Pomodoro Technique® Considered Harmful (don’t worry&quot;,&quot;language&quot;:&quot;en&quot;,&quot;author&quot;:[{&quot;family&quot;:&quot;Martini&quot;,&quot;given&quot;:&quot;Arialdo&quot;}],&quot;issued&quot;:{&quot;date-parts&quot;:[[&quot;2014&quot;,5,19]]},&quot;accessed&quot;:{&quot;date-parts&quot;:[[&quot;2018&quot;,1,21]]}}}],&quot;schema&quot;:&quot;https://github.com/citation-style-language/schema/raw/master/csl-citation.json&quot;} RNDQ0cwFGNoze"/>Martini, 2014; <text:reference-mark-end text:name="ZOTERO_ITEM CSL_CITATION {&quot;citationID&quot;:&quot;cotuEK1G&quot;,&quot;properties&quot;:{&quot;formattedCitation&quot;:&quot;(Martini, 2014)&quot;,&quot;plainCitation&quot;:&quot;(Martini, 2014)&quot;,&quot;noteIndex&quot;:0},&quot;citationItems&quot;:[{&quot;id&quot;:1598,&quot;uris&quot;:[&quot;http://zotero.org/users/1613935/items/EP27V6IG&quot;],&quot;uri&quot;:[&quot;http://zotero.org/users/1613935/items/EP27V6IG&quot;],&quot;itemData&quot;:{&quot;id&quot;:1598,&quot;type&quot;:&quot;post-weblog&quot;,&quot;title&quot;:&quot;Pomodoro Technique® Considered Harmful (don’t worry: you are not using it)&quot;,&quot;container-title&quot;:&quot;Arialdo Martini&quot;,&quot;abstract&quot;:&quot;So, you have your shining, ticketing, tomato-shaped timer on your desk and you are a proud practitioner of the Pomodoro Technique®. I’ve got bad news and good news.&quot;,&quot;URL&quot;:&quot;https://arialdomartini.wordpress.com/2014/05/19/pomodoro-technique-considered-harmful-dont-worry-you-are-not-using-it/&quot;,&quot;shortTitle&quot;:&quot;Pomodoro Technique® Considered Harmful (don’t worry&quot;,&quot;language&quot;:&quot;en&quot;,&quot;author&quot;:[{&quot;family&quot;:&quot;Martini&quot;,&quot;given&quot;:&quot;Arialdo&quot;}],&quot;issued&quot;:{&quot;date-parts&quot;:[[&quot;2014&quot;,5,19]]},&quot;accessed&quot;:{&quot;date-parts&quot;:[[&quot;2018&quot;,1,21]]}}}],&quot;schema&quot;:&quot;https://github.com/citation-style-language/schema/raw/master/csl-citation.json&quot;} RNDQ0cwFGNoze"/><text:reference-mark-start text:name="ZOTERO_ITEM CSL_CITATION {&quot;citationID&quot;:&quot;9U20oDy3&quot;,&quot;properties&quot;:{&quot;formattedCitation&quot;:&quot;(Ruensuk, 2016)&quot;,&quot;plainCitation&quot;:&quot;(Ruensuk, 2016)&quot;,&quot;noteIndex&quot;:0},&quot;citationItems&quot;:[{&quot;id&quot;:1656,&quot;uris&quot;:[&quot;http://zotero.org/users/1613935/items/TTTV2ZW5&quot;],&quot;uri&quot;:[&quot;http://zotero.org/users/1613935/items/TTTV2ZW5&quot;],&quot;itemData&quot;:{&quot;id&quot;:1656,&quot;type&quot;:&quot;paper-conference&quot;,&quot;title&quot;:&quot;An implementation to reduce internal/external interruptions in Agile software development using pomodoro technique&quot;,&quot;container-title&quot;:&quot;2016 IEEE/ACIS 15th International Conference on Computer and Information Science (ICIS)&quot;,&quot;publisher&quot;:&quot;IEEE&quot;,&quot;page&quot;:&quot;1-4&quot;,&quot;ISBN&quot;:&quot;1-5090-0806-3&quot;,&quot;author&quot;:[{&quot;family&quot;:&quot;Ruensuk&quot;,&quot;given&quot;:&quot;Mintra&quot;}],&quot;issued&quot;:{&quot;date-parts&quot;:[[&quot;2016&quot;]]}}}],&quot;schema&quot;:&quot;https://github.com/citation-style-language/schema/raw/master/csl-citation.json&quot;} RNDfAEsdLKvqC"/>Ruensuk, 2016; <text:reference-mark-end text:name="ZOTERO_ITEM CSL_CITATION {&quot;citationID&quot;:&quot;9U20oDy3&quot;,&quot;properties&quot;:{&quot;formattedCitation&quot;:&quot;(Ruensuk, 2016)&quot;,&quot;plainCitation&quot;:&quot;(Ruensuk, 2016)&quot;,&quot;noteIndex&quot;:0},&quot;citationItems&quot;:[{&quot;id&quot;:1656,&quot;uris&quot;:[&quot;http://zotero.org/users/1613935/items/TTTV2ZW5&quot;],&quot;uri&quot;:[&quot;http://zotero.org/users/1613935/items/TTTV2ZW5&quot;],&quot;itemData&quot;:{&quot;id&quot;:1656,&quot;type&quot;:&quot;paper-conference&quot;,&quot;title&quot;:&quot;An implementation to reduce internal/external interruptions in Agile software development using pomodoro technique&quot;,&quot;container-title&quot;:&quot;2016 IEEE/ACIS 15th International Conference on Computer and Information Science (ICIS)&quot;,&quot;publisher&quot;:&quot;IEEE&quot;,&quot;page&quot;:&quot;1-4&quot;,&quot;ISBN&quot;:&quot;1-5090-0806-3&quot;,&quot;author&quot;:[{&quot;family&quot;:&quot;Ruensuk&quot;,&quot;given&quot;:&quot;Mintra&quot;}],&quot;issued&quot;:{&quot;date-parts&quot;:[[&quot;2016&quot;]]}}}],&quot;schema&quot;:&quot;https://github.com/citation-style-language/schema/raw/master/csl-citation.json&quot;} RNDfAEsdLKvqC"/><text:reference-mark-start text:name="ZOTERO_ITEM CSL_CITATION {&quot;citationID&quot;:&quot;RNC22tC2&quot;,&quot;properties&quot;:{&quot;formattedCitation&quot;:&quot;(Reynaldo, 2017)&quot;,&quot;plainCitation&quot;:&quot;(Reynaldo, 2017)&quot;,&quot;noteIndex&quot;:0},&quot;citationItems&quot;:[{&quot;id&quot;:1659,&quot;uris&quot;:[&quot;http://zotero.org/users/1613935/items/A4HFZWCG&quot;],&quot;uri&quot;:[&quot;http://zotero.org/users/1613935/items/A4HFZWCG&quot;],&quot;itemData&quot;:{&quot;id&quot;:1659,&quot;type&quot;:&quot;article-journal&quot;,&quot;title&quot;:&quot;O Uso De Ferramentas De Produtividade Na Educação: Aprendendo O Dobro Na Metade Do Tempo&quot;,&quot;page&quot;:&quot;66&quot;,&quot;source&quot;:&quot;Zotero&quot;,&quot;language&quot;:&quot;pt&quot;,&quot;author&quot;:[{&quot;family&quot;:&quot;Reynaldo&quot;,&quot;given&quot;:&quot;Gilson Rocha&quot;}],&quot;issued&quot;:{&quot;date-parts&quot;:[[&quot;2017&quot;]]}}}],&quot;schema&quot;:&quot;https://github.com/citation-style-language/schema/raw/master/csl-citation.json&quot;} RNDhJdIOrkYkX"/>Reynaldo, 2017)<text:reference-mark-end text:name="ZOTERO_ITEM CSL_CITATION {&quot;citationID&quot;:&quot;RNC22tC2&quot;,&quot;properties&quot;:{&quot;formattedCitation&quot;:&quot;(Reynaldo, 2017)&quot;,&quot;plainCitation&quot;:&quot;(Reynaldo, 2017)&quot;,&quot;noteIndex&quot;:0},&quot;citationItems&quot;:[{&quot;id&quot;:1659,&quot;uris&quot;:[&quot;http://zotero.org/users/1613935/items/A4HFZWCG&quot;],&quot;uri&quot;:[&quot;http://zotero.org/users/1613935/items/A4HFZWCG&quot;],&quot;itemData&quot;:{&quot;id&quot;:1659,&quot;type&quot;:&quot;article-journal&quot;,&quot;title&quot;:&quot;O Uso De Ferramentas De Produtividade Na Educação: Aprendendo O Dobro Na Metade Do Tempo&quot;,&quot;page&quot;:&quot;66&quot;,&quot;source&quot;:&quot;Zotero&quot;,&quot;language&quot;:&quot;pt&quot;,&quot;author&quot;:[{&quot;family&quot;:&quot;Reynaldo&quot;,&quot;given&quot;:&quot;Gilson Rocha&quot;}],&quot;issued&quot;:{&quot;date-parts&quot;:[[&quot;2017&quot;]]}}}],&quot;schema&quot;:&quot;https://github.com/citation-style-language/schema/raw/master/csl-citation.json&quot;} RNDhJdIOrkYkX"/></text:p>
      <text:p text:style-name="P55"><text:span text:style-name="T112">Com o relógio em mãos e muito estudo pela frente ele se fez o desafio, ficar alguns minutos estudando sem perder a concentração. Ajustou o relógio para dez minutos e estudou sem parar. Gostou tanto do resultado que continuou usando os pomodoros na faculdade até se formar, sempre se dedicando em melhorar a técnica. Atualmente disponibiliza um livro que ensina detalhadamente a técnica e mantém um site que é referência no assunto.</text:span></text:p>
      <text:p text:style-name="P54">Depois de muitos estudos ele percebeu que dez minutos era pouco, os testes mostraram que o tempo de duração ideal de um pomodoro seria de 25 minutos, e ao final devia haver um descanso de cinco minutos. Esse é o tempo recomendado, esses trinta minutos formam um pomodoro, sendo 25 minutos de trabalho para 5 de descanso. Após 4 pomodoros deve haver um grande descanso de meia hora.</text:p>
      <text:p text:style-name="P67">A “técnica de pomodoro” (“tomate” em italiano), elaborada por Francesco Cirillo (2006), pressupõe o uso de um cronômetro de cozinha em formato de tomate para gerenciar o tempo (daí o nome). Não é indicada para o lazer, servindo somente para exercícios programados. O procedimento tem como objetivo reduzir a ansiedade, aumentar a produtividade e, principalmente, ter o tempo como aliado. Segundo o autor, para praticar a técnica, o indivíduo precisa de concentração total no dever. O procedimento inclui dividir uma tarefa extensa em diversas partes de 25 minutos, com um intervalo de 5 minutos entre elas. Após quatro partes ou “tomates”, ou seja, duas horas, é indicado um intervalo maior, de 30 minutos, caso a tarefa ainda não tenha sido finalizada. Cirillo ainda aconselha não praticar mais do que sete “tomates” no mesmo dia, posto que a motivação do indivíduo reduz, e a técnica tem como finalidade a melhoria na realização dos deveres cotidianos. Tal método de gestão do tempo tem como objetivo estimular disciplina, concentração e foco com o intuito de evitar excessivas interrupções, principalmente pausas muito longas nas atividades, para entrar, por exemplo, em redes sociais ou embarcar em outras distrações, rotuladas de “não importantes” por Covey (2005). A intenção dessa técnica de Pomodoro e tantas outras é gerar o <text:soft-page-break/>eustresse (ou estresse produtivo) e reforçar o foco correlacionado ao aumento da produtividade, da organização e da eficiência, valores determinantes no mundo empresarial, porém motivos de insatisfação por parte daqueles que não resistem às interrupções das notificações sonoras da chegada de novas mensagens no celular. <text:reference-mark-start text:name="ZOTERO_ITEM CSL_CITATION {&quot;citationID&quot;:&quot;XfYF8qsn&quot;,&quot;properties&quot;:{&quot;formattedCitation&quot;:&quot;(Santiago &amp; Inhuma, 2017)&quot;,&quot;plainCitation&quot;:&quot;(Santiago &amp; Inhuma, 2017)&quot;,&quot;noteIndex&quot;:0},&quot;citationItems&quot;:[{&quot;id&quot;:1720,&quot;uris&quot;:[&quot;http://zotero.org/users/1613935/items/6WG48IRX&quot;],&quot;uri&quot;:[&quot;http://zotero.org/users/1613935/items/6WG48IRX&quot;],&quot;itemData&quot;:{&quot;id&quot;:1720,&quot;type&quot;:&quot;article-journal&quot;,&quot;title&quot;:&quot;Gestão do tempo e motivação- fatores intrínsecos e extrínsecos que influenciam na realização de metas profissionais&quot;,&quot;page&quot;:&quot;16&quot;,&quot;source&quot;:&quot;Zotero&quot;,&quot;abstract&quot;:&quot;The purpose of this article is to discuss some of the major intrinsic and extrinsic factors related to time management and motivation and their influence on achievement of professional goals. It is intended, therefore, to examine the interdependence of these factors in the organizational environment. The methodology is exploratory, with literature review. It is focused on important theories about time management and motivation, such as Drucker’s (2011), Covey’s (2005), Maslow’s (1954) and Locke’s (1975) – and application of quali-quantitative methods – 400 responses to a questionnaire consisting of eight questions were obtained, aimed to map perception and desires of different individuals in relation to their view of the job market. The results obtained showed that most interviewees believe they can manage reasonably well time and professional schedules, despite admitting to interrupt their tasks for different reasons and to postpone projects; besides, they feel unmotivated and consider salary increase the most important motivational factor in their careers, although they have not revealed interest in changing their assignments and responsibilities. It was concluded, in short, that the weight given to intrinsic and extrinsic factors varies according to age, the position held and the working environment.&quot;,&quot;language&quot;:&quot;pt&quot;,&quot;author&quot;:[{&quot;family&quot;:&quot;Santiago&quot;,&quot;given&quot;:&quot;Hannah Avelar&quot;},{&quot;family&quot;:&quot;Inhuma&quot;,&quot;given&quot;:&quot;Talita Santos&quot;}],&quot;issued&quot;:{&quot;date-parts&quot;:[[&quot;2017&quot;]]}}}],&quot;schema&quot;:&quot;https://github.com/citation-style-language/schema/raw/master/csl-citation.json&quot;} RNDip7yBVFCnf"/>(Santiago &amp; Inhuma, 2017)<text:reference-mark-end text:name="ZOTERO_ITEM CSL_CITATION {&quot;citationID&quot;:&quot;XfYF8qsn&quot;,&quot;properties&quot;:{&quot;formattedCitation&quot;:&quot;(Santiago &amp; Inhuma, 2017)&quot;,&quot;plainCitation&quot;:&quot;(Santiago &amp; Inhuma, 2017)&quot;,&quot;noteIndex&quot;:0},&quot;citationItems&quot;:[{&quot;id&quot;:1720,&quot;uris&quot;:[&quot;http://zotero.org/users/1613935/items/6WG48IRX&quot;],&quot;uri&quot;:[&quot;http://zotero.org/users/1613935/items/6WG48IRX&quot;],&quot;itemData&quot;:{&quot;id&quot;:1720,&quot;type&quot;:&quot;article-journal&quot;,&quot;title&quot;:&quot;Gestão do tempo e motivação- fatores intrínsecos e extrínsecos que influenciam na realização de metas profissionais&quot;,&quot;page&quot;:&quot;16&quot;,&quot;source&quot;:&quot;Zotero&quot;,&quot;abstract&quot;:&quot;The purpose of this article is to discuss some of the major intrinsic and extrinsic factors related to time management and motivation and their influence on achievement of professional goals. It is intended, therefore, to examine the interdependence of these factors in the organizational environment. The methodology is exploratory, with literature review. It is focused on important theories about time management and motivation, such as Drucker’s (2011), Covey’s (2005), Maslow’s (1954) and Locke’s (1975) – and application of quali-quantitative methods – 400 responses to a questionnaire consisting of eight questions were obtained, aimed to map perception and desires of different individuals in relation to their view of the job market. The results obtained showed that most interviewees believe they can manage reasonably well time and professional schedules, despite admitting to interrupt their tasks for different reasons and to postpone projects; besides, they feel unmotivated and consider salary increase the most important motivational factor in their careers, although they have not revealed interest in changing their assignments and responsibilities. It was concluded, in short, that the weight given to intrinsic and extrinsic factors varies according to age, the position held and the working environment.&quot;,&quot;language&quot;:&quot;pt&quot;,&quot;author&quot;:[{&quot;family&quot;:&quot;Santiago&quot;,&quot;given&quot;:&quot;Hannah Avelar&quot;},{&quot;family&quot;:&quot;Inhuma&quot;,&quot;given&quot;:&quot;Talita Santos&quot;}],&quot;issued&quot;:{&quot;date-parts&quot;:[[&quot;2017&quot;]]}}}],&quot;schema&quot;:&quot;https://github.com/citation-style-language/schema/raw/master/csl-citation.json&quot;} RNDip7yBVFCnf"/></text:p>
      <text:p text:style-name="P54">O tempo total dessa sessão de trabalho é de 145 minutos, ou 2h e 25 minutos. Uma sessão com quatro pomodoros exige muito mais esforço do que ficar trabalhando sem descanso, porque os pomodoros ajudam a descansar e recuperar a concentração. O tempo de descanso é quase um terço do total, observe que:</text:p>
      <text:list xml:id="list139273392164362782" text:style-name="L2">
        <text:list-item>
          <text:p text:style-name="P56"><text:span text:style-name="T112">A sessão de pomodoros ideal tem 2h e 25min</text:span></text:p>
        </text:list-item>
        <text:list-item>
          <text:p text:style-name="P56"><text:span text:style-name="T112">Sendo 4 ciclos de foco, totalizando 100 minutos trabalhando ou estudando</text:span></text:p>
        </text:list-item>
        <text:list-item>
          <text:p text:style-name="P56"><text:span text:style-name="T112">Para 3 pausas + 1 intervalo de descanso, totalizando 45 minutos descansando</text:span></text:p>
        </text:list-item>
      </text:list>
      <text:p text:style-name="P55"><text:span text:style-name="T112">Descansar é mais importante do que as pessoas normalmente pensam, 5 minutos de descanso vão te fazer novo e te encher de disposição para continuar o trabalho. Comece devagar, tente completar um pomodoro, insista até conseguir terminar seu primeiro pomodoro. Terminar uma sessão com quatro pomodoros não é fácil, exige bastante treino.</text:span></text:p>
      <text:h text:style-name="P63" text:outline-level="2"><text:bookmark-start text:name="__RefHeading___Toc16_1718075577"/>Multi-task:<text:span text:style-name="T58"> o efeito da multi-tarefa no desempenho e produtividade</text:span><text:bookmark-end text:name="__RefHeading___Toc16_1718075577"/></text:h>
      <text:p text:style-name="P25"><text:change-start text:change-id="ct55074064"/>Uma situação típica de muitos trabalhadores de informática e estudantes é permanecer conectado constantemente a redes sociais, muitas vezes interrompendo incessantemente o foco na tarefa que realiza para “checar” as mensagens recebidas. Este tipo de situação, a princípio corriqueira, pode ter efeitos negativos na produtividade.</text:p>
      <text:p text:style-name="P25"><text:change-end text:change-id="ct55074064"/><text:change-start text:change-id="ct55391616"/>BOYD e ELLISON (2007) definem redes sociais como serviços baseados na web que permitem que indivíduos: "(1) construam um perfil público ou semi-público no sistema, (2) articulem uma lista de <text:soft-page-break/>outros usuários com quem compartilham uma conexão, e (3) vejam e cruzem suas listas de contatos e aquelas feitas por outros usuários dentro do sistema". KIRSCHNER e KARPINSKI (2010) mostram que usuários do Facebook reportam ter desempenho acadêmico, medido pelo Grade Point Average (nota média utilizada nos cursos superiores nos Estados Unidos) informado pelo próprio estudante inferior e passam menos tempo por semana estudando do que não usuários da referida rede social. A técnica estatística utilizada nesta análise foi MANOVA.</text:p>
      <text:p text:style-name="P25">Em contrapartida, PASEK, EIAN e HARGITTAI (2009) utilizaram correlação de Pearson e regressão para tentar encontrar relação entre nota dos estudantes e utilização de Facebook utilizando três bases de dados diferentes, porém com resultados que não permitem afirmar que tal rede social impacte negativamente o desempenho acadêmico dos estudantes das amostras.</text:p>
      <text:p text:style-name="P25">Quanto ao tema multitarefa, KARPINSKI et al. (2013) afirma que consiste na execução simultânea de duas atividades cognitivas ou que exigem o processamento de informações, não incluindo tarefas totalmente executadas automaticamente (que não requerem processamento consciente ou inconsciente). Segundo os autores:</text:p>
      <text:p text:style-name="P41">Humanos, devido à arquitetura cognitiva de seus cérebros e aos limites que essa arquitetura impõem ao processamento de informações, são incapazes de fazer multitarefa de verdade. O que é possível é alternar-tarefas.</text:p>
      <text:p text:style-name="P25">Não obstante o fato de os autores afirmarem que o ser humano não é capaz de realizar multitarefa, eles e diversos outros autores utilizam o termo por ser mais comum que "alternar-tarefas". KARPINSKI et al. (2013) explicam como se dá o processo cognitivo de "alternar-tarefas": primeiro, o objetivo é alternado de uma tarefa para outra, portanto uma decisão é tomada para deslocar a atenção. No processo, as instruções para realizar uma tarefa são desligadas e as para executar outra são ligadas.</text:p>
      <text:p text:style-name="P1"><text:soft-page-break/><text:span text:style-name="T1">Os mesmos autores, em estudo que objetiva-se replicar na presente pesquisa com a utilização de metodologia, questionário, procedimentos e técnicas de análise similares, procuraram responder dois problemas de pesquisa: "Multitarefa modera o relacionamento entre uso de redes sociais e desempenho acadêmico tanto para estudantes norte-americanos quanto para europeus?" e "Como a percepção de estudantes universitários quanto a multitarefa e uso de redes sociais se compara nos Estados Unidos e Europa?". Para isso os autores utilizam as seguintes técnicas de análise quantitativa: (i) Correlação para examinar relações entre todas as variáveis no modelo de regressão; (ii) Regressão múltipla moderada para investigar a relação entre uso de redes sociais e desempenho acadêmico moderada por multitarefa nas amostras americana e europeia; e (iii) Teste t independente para comparar as percepções sobre multitarefa entre estudantes norte-americanos e europeus.</text:span></text:p>
      <text:p text:style-name="P25">De acordo com BARON e KENNY (1986) apud KARPINSKI et al. (2013), um moderador é uma variável que muda o relacionamento entre uma variável independente e uma dependente. Uma interação significativa entre um moderador e uma variável independente no modelo de regressão significa que o efeito da variável independente na variável dependente muda dependendo do nível do moderador.</text:p>
      <text:p text:style-name="P25">Entre as principais conclusões atingidas pelos autores estão que o uso de redes sociais impacta negativamente no desempenho tanto de estudantes americanos quanto europeus (mais forte no primeiro grupo), porém a interação com multitarefa foi significativa apenas no caso norte-americano. Ou seja, para estudantes americanos, a relação negativa entre minutos de uso de redes sociais e nota média altera-se dependendo da situação de o estudante utilizar redes sociais enquanto estuda ou não. Já para europeus não foi encontrada tal interação entre as variáveis.</text:p>
      <text:p text:style-name="P25">Ademais, KARPINSKI et al. (2013) descobriram que estudantes norte-americanos em média consideram multitarefa mais fácil, se consideram mais capazes de efetivamente fazer multitarefa e <text:soft-page-break/>acreditam que multitarefa interfere menos na atividade/tarefa principal na qual estão engajados do que os estudantes europeus.</text:p>
      <text:p text:style-name="P25">Ainda no tópico de multitarefa, outras pesquisas interessantes foram realizadas. Em experimento realizado por ELLIS, DANIELS e JAUREGUI (2010), estudantes de administração foram divididos em dois grupos. Durante uma classe, um grupo enviou mensagens de texto e o outro, de controle, não. Os resultados do estudo mostram que o desempenho em um teste dos estudantes que enviarem mensagens foi significativamente menor em comparação ao grupo de controle, independente do sexo ou da nota média do estudante.</text:p>
      <text:p text:style-name="P25">HEMBROOKE e GAY (2003) chegam a conclusões semelhantes ao comparar dois grupos em um experimento em sala de aula. Um foi autorizado a utilizar seus computadores portáteis e outro deveria mantê-los fechados. Estudantes que utilizaram seus computadores portáteis tiveram decréscimos na lembrança do conteúdo da aula.</text:p>
      <text:p text:style-name="P25">BUSER e PETER (2012) realizaram um experimento propondo duas atividades para os participantes, sendo que um grupo realiza faz multitarefa, um grupo faz as tarefas sequencialmente e outro pode decidir como organizar o trabalho. No experimento, os participante que foram obrigados a realizar as tarefas ao mesmo tempo tiveram desempenho significativamente inferior aos que foram obrigados a trabalhar sequencialmente. Além disso, os que puderam escolher a forma de trabalho também tiveram desempenho inferior. Uma observação que os autores fazem é que o experimento não dá sustentação ao estereótipo de que mulheres são melhores em fazer multitarefa. Mulheres foram tão afetadas quanto os homens quando forçadas a fazer multitarefa, e quando podiam optar pela forma de trabalho foram menos propensas a fazer multitarefa.</text:p>
      <text:p text:style-name="P25">STOET et al. (2013) afirmam que o senso comum diz que mulheres são melhores que homens em multitarefa, porém existem poucas pesquisas científicas sobre o assunto. Propondo-se a estudar o <text:soft-page-break/>assunto através de experimentos, os autores afirmam que os resultados suportam a noção de que mulheres são melhores que homens em alguns tipos de multitarefa, mas sugerem novos estudos.</text:p>
      <text:p text:style-name="P1"><text:bookmark-start text:name="__RefHeading___Toc256_501625412"/><text:span text:style-name="T1">INGALHALIKAR et al. (2014) ao analisar as diferenças entre o cérebro masculino e o feminino de uma amostra de 949 jovens (de 8 a 22 anos) sugerem que o cérebro masculino é estruturado para facilitar a conectividade entre percepção e ação coordenada, já o feminino é estruturado para facilitar a comunicação entre os modos de processamento analítico e intuitivo. Os resultados indicam que o cérebro feminino pode estar mais adaptado que o masculino para realizar multitarefa.</text:span><text:bookmark-end text:name="__RefHeading___Toc256_501625412"/><text:change-end text:change-id="ct55391616"/><text:change text:change-id="ct55380976"/><text:change text:change-id="ct55363280"/></text:p>
      <text:h text:style-name="Heading_20_2" text:outline-level="2"><text:bookmark-start text:name="__RefHeading___Toc1518_965897395"/><text:span text:style-name="T74">Gamification:</text:span><text:span text:style-name="T63"> Transformando atividades cotidianas em jogos reais</text:span><text:bookmark-end text:name="__RefHeading___Toc1518_965897395"/></text:h>
      <text:p text:style-name="P26">Em</text:p>
      <text:p text:style-name="P27">Vídeo da escada normal vs escada rolante.</text:p>
      <text:p text:style-name="P19"><text:bookmark-start text:name="__RefHeading___Toc61_501625412"/>Formas gamificas de aumentar o engajamento<text:bookmark-end text:name="__RefHeading___Toc61_501625412"/></text:p>
      <text:p text:style-name="P23">Adicionar elementos sociais</text:p>
      <text:h text:style-name="P59" text:outline-level="1"><text:bookmark-start text:name="__RefHeading___Toc54_501625412"/>Metodologia<text:bookmark-end text:name="__RefHeading___Toc54_501625412"/><text:change-start text:change-id="ct55407888"/></text:h>
      <text:p text:style-name="P28">Para esta pesquisa exploratória utilizará-se-a de metodologias combinadas de <text:span text:style-name="T102">r</text:span>evisão da <text:span text:style-name="T102">l</text:span>iteratura, entrevistas em profundidade, estudo de caso e coleta de dados por meio de ambiente online e <text:span text:style-name="T82"><text:s/></text:span><text:span text:style-name="T73">surveys</text:span><text:change-end text:change-id="ct55407888"/><text:span text:style-name="T73"> </text:span><text:span text:style-name="T84">longitudinais</text:span><text:change-start text:change-id="ct55268976"/>. <text:span text:style-name="T102">Pretende-se utilizar o método de regressão para análises estatísticas afim de encontrar variáveis moderadoras, </text:span><text:change-end text:change-id="ct55268976"/><text:span text:style-name="T102">que </text:span><text:change-start text:change-id="ct55307360"/><text:span text:style-name="T102">podem incluir testes de correlação e quociente de força de moderação.</text:span></text:p>
      <text:h text:style-name="Heading_20_2" text:outline-level="2"><text:bookmark-start text:name="__RefHeading___Toc1335_1950731629"/><text:soft-page-break/>Revisão da literatura<text:bookmark-end text:name="__RefHeading___Toc1335_1950731629"/></text:h>
      <text:p text:style-name="P24"><text:change-end text:change-id="ct55307360"/><text:change-start text:change-id="ct55346288"/>Foi feita uma r<text:change-end text:change-id="ct55346288"/><text:change-start text:change-id="ct55345904"/>evisão da literatura de forma exploratória, nas base Google <text:span text:style-name="T73">Scholar</text:span>, Portal de Periódicos da CAPES e Banco de Teses da USP, <text:span text:style-name="T97">revisão que vem sendo feita desde o ano de </text:span>2013, <text:change-end text:change-id="ct55345904"/><text:span text:style-name="T111">(</text:span><text:change-start text:change-id="ct55269600"/><text:span text:style-name="T111">quando inciei a redação do meu primeiro pré-projeto de pesquisa</text:span><text:change-end text:change-id="ct55269600"/><text:span text:style-name="T111">)</text:span><text:change-start text:change-id="ct55266128"/><text:span text:style-name="T111">, até a data atual,</text:span> por meio da busca de palavras-chaves em inglês e português como “Técnica dos Pomodoros”, “Pomodoro Technique”, “Pomodoros”, “Gestão de Tempo”, “Tempo”, “Produtividade”, “Multi-task”, “Multi-tarefa”, “Produtividade”, “Gamification”, “<text:span text:style-name="T96">Scrum”, </text:span>entre outras, gerando uma biblioteca inicial, <text:span text:style-name="T97">selecionando os itens por critérios subjetivos de adequação a proposta de pesquisa</text:span>. <text:span text:style-name="T94">Onde foi-se dividida em três frentes teórico-conceitos:</text:span></text:p>
      <text:list xml:id="list4996513839442221387" text:style-name="L1">
        <text:list-item>
          <text:p text:style-name="P49"><text:change-end text:change-id="ct55266128"/>Gestão do tempo de projetos e Técnica dos Pomodoros<text:change-start text:change-id="ct55282080"/></text:p>
        </text:list-item>
        <text:list-item>
          <text:p text:style-name="P48">Multi-task</text:p>
        </text:list-item>
        <text:list-item>
          <text:p text:style-name="P48">Gamification</text:p>
        </text:list-item>
      </text:list>
      <text:h text:style-name="P64" text:outline-level="2"><text:bookmark-start text:name="__RefHeading___Toc1337_1950731629"/>Utilizando ambientes <text:span text:style-name="T73">online</text:span> para pesquisas acadêmicas<text:bookmark-end text:name="__RefHeading___Toc1337_1950731629"/></text:h>
      <text:p text:style-name="Text_20_body"><text:span text:style-name="T93">Para as definições metodológicas e dúvidas sobre utilização de ambientes online para a realização de pesquisas acadêmicas foi feita uma breve entrevista informal, sem registro, com um aluno de doutorado do PPGA FEA-USP no ano de 2014, Ivan Roberto Ferraz, orientando da Prof. Dra. Maria Aparecida Gouvêa, onde o mesmo utiliza a plataforma Bprev (REF) para coletar dados para a sua pesquisa de doutorado, um </text:span><text:span text:style-name="T80">software</text:span><text:span text:style-name="T93"> online onde qualquer pessoa da internet pode se registrar e contribuir para a pesquisa, assim utilizando uma abordagem com forte uso de tecnologia da informação (TI), como </text:span><text:change-end text:change-id="ct55282080"/><text:span text:style-name="T93">a presente </text:span><text:change-start text:change-id="ct55287024"/><text:span text:style-name="T93">proposta.</text:span><text:change-end text:change-id="ct55287024"/><text:span text:style-name="T93"> Assim sendo, seu trabalho de doutorado, </text:span><text:reference-mark-start text:name="ZOTERO_ITEM CSL_CITATION {&quot;citationID&quot;:&quot;4nxxudaC&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SeZr50xMec"/><text:span text:style-name="T93">(Ferraz, 2015)</text:span><text:reference-mark-end text:name="ZOTERO_ITEM CSL_CITATION {&quot;citationID&quot;:&quot;4nxxudaC&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SeZr50xMec"/><text:span text:style-name="T93"> e artigo, </text:span><text:reference-mark-start text:name="ZOTERO_ITEM CSL_CITATION {&quot;citationID&quot;:&quot;iCb1PBd3&quot;,&quot;properties&quot;:{&quot;formattedCitation&quot;:&quot;(Ferraz &amp; Gouv\\uc0\\u234{}a, 2016)&quot;,&quot;plainCitation&quot;:&quot;(Ferraz &amp; Gouvêa, 2016)&quot;,&quot;noteIndex&quot;:0},&quot;citationItems&quot;:[{&quot;id&quot;:1641,&quot;uris&quot;:[&quot;http://zotero.org/users/1613935/items/IXA8W2J6&quot;],&quot;uri&quot;:[&quot;http://zotero.org/users/1613935/items/IXA8W2J6&quot;],&quot;itemData&quot;:{&quot;id&quot;:1641,&quot;type&quot;:&quot;paper-conference&quot;,&quot;title&quot;:&quot;Bolsa De Previsões (BPREV): The First Political Prediction Market In Brazil&quot;,&quot;page&quot;:&quot;615-644&quot;,&quot;source&quot;:&quot;Crossref&quot;,&quot;event&quot;:&quot;13th CONTECSI International Conference on Information Systems and Technology Management&quot;,&quot;abstract&quot;:&quot;Prediction Market (PM) uses the market price mechanism to aggregate information scattered in a group of people, aiming at generating forecasts. Among various applications, its use for electoral forecasting is highlighted. The purpose of this study was to analyze a political PM in Brazil, comparing PM´s performance versus opinion polls. To that end, it was created an online PM for the 2014 Brazilian general elections named BPrev. The 147participants made 760 transactions. The results suggest that political PMs are feasible in the Brazilian context. The mean absolute error (MAE) of PM predictions on the eve of elections was of 3.33 percentual points whereas the one of the polls was of 3.31. Considering the whole period in which BPrev was running, the performance was also similar (PM´s MAE of 4.20 and Polls´ of 4.09). Contract prices were found as not being a reflection of poll results, indicating that PM is capable to aggregate information from different sources. There is scope for PMs in Brazilian elections, mainly as a complement to other forecasting methods. Nevertheless, legal restrictions may hinder their adoption.&quot;,&quot;URL&quot;:&quot;http://www.contecsi.fea.usp.br/envio/index.php/contecsi/13CONTECSI/paper/view/3747&quot;,&quot;DOI&quot;:&quot;10.5748/9788599693124-13CONTECSI/PS-3747&quot;,&quot;shortTitle&quot;:&quot;BOLSA DE PREVISÕES (BPREV)&quot;,&quot;language&quot;:&quot;pt&quot;,&quot;author&quot;:[{&quot;family&quot;:&quot;Ferraz&quot;,&quot;given&quot;:&quot;Ivan Roberto&quot;},{&quot;family&quot;:&quot;Gouvêa&quot;,&quot;given&quot;:&quot;Maria Aparecida&quot;}],&quot;issued&quot;:{&quot;date-parts&quot;:[[&quot;2016&quot;,6,1]]},&quot;accessed&quot;:{&quot;date-parts&quot;:[[&quot;2018&quot;,10,18]]}}}],&quot;schema&quot;:&quot;https://github.com/citation-style-language/schema/raw/master/csl-citation.json&quot;} RNDBFreJfMIPE"/><text:span text:style-name="T109">(Ferraz &amp; Gouvêa, 2016)</text:span><text:reference-mark-end text:name="ZOTERO_ITEM CSL_CITATION {&quot;citationID&quot;:&quot;iCb1PBd3&quot;,&quot;properties&quot;:{&quot;formattedCitation&quot;:&quot;(Ferraz &amp; Gouv\\uc0\\u234{}a, 2016)&quot;,&quot;plainCitation&quot;:&quot;(Ferraz &amp; Gouvêa, 2016)&quot;,&quot;noteIndex&quot;:0},&quot;citationItems&quot;:[{&quot;id&quot;:1641,&quot;uris&quot;:[&quot;http://zotero.org/users/1613935/items/IXA8W2J6&quot;],&quot;uri&quot;:[&quot;http://zotero.org/users/1613935/items/IXA8W2J6&quot;],&quot;itemData&quot;:{&quot;id&quot;:1641,&quot;type&quot;:&quot;paper-conference&quot;,&quot;title&quot;:&quot;Bolsa De Previsões (BPREV): The First Political Prediction Market In Brazil&quot;,&quot;page&quot;:&quot;615-644&quot;,&quot;source&quot;:&quot;Crossref&quot;,&quot;event&quot;:&quot;13th CONTECSI International Conference on Information Systems and Technology Management&quot;,&quot;abstract&quot;:&quot;Prediction Market (PM) uses the market price mechanism to aggregate information scattered in a group of people, aiming at generating forecasts. Among various applications, its use for electoral forecasting is highlighted. The purpose of this study was to analyze a political PM in Brazil, comparing PM´s performance versus opinion polls. To that end, it was created an online PM for the 2014 Brazilian general elections named BPrev. The 147participants made 760 transactions. The results suggest that political PMs are feasible in the Brazilian context. The mean absolute error (MAE) of PM predictions on the eve of elections was of 3.33 percentual points whereas the one of the polls was of 3.31. Considering the whole period in which BPrev was running, the performance was also similar (PM´s MAE of 4.20 and Polls´ of 4.09). Contract prices were found as not being a reflection of poll results, indicating that PM is capable to aggregate information from different sources. There is scope for PMs in Brazilian elections, mainly as a complement to other forecasting methods. Nevertheless, legal restrictions may hinder their adoption.&quot;,&quot;URL&quot;:&quot;http://www.contecsi.fea.usp.br/envio/index.php/contecsi/13CONTECSI/paper/view/3747&quot;,&quot;DOI&quot;:&quot;10.5748/9788599693124-13CONTECSI/PS-3747&quot;,&quot;shortTitle&quot;:&quot;BOLSA DE PREVISÕES (BPREV)&quot;,&quot;language&quot;:&quot;pt&quot;,&quot;author&quot;:[{&quot;family&quot;:&quot;Ferraz&quot;,&quot;given&quot;:&quot;Ivan Roberto&quot;},{&quot;family&quot;:&quot;Gouvêa&quot;,&quot;given&quot;:&quot;Maria Aparecida&quot;}],&quot;issued&quot;:{&quot;date-parts&quot;:[[&quot;2016&quot;,6,1]]},&quot;accessed&quot;:{&quot;date-parts&quot;:[[&quot;2018&quot;,10,18]]}}}],&quot;schema&quot;:&quot;https://github.com/citation-style-language/schema/raw/master/csl-citation.json&quot;} RNDBFreJfMIPE"/><text:span text:style-name="T93">, sobre o tema foram utilizado como referência para a metodologia.</text:span></text:p>
      <text:p text:style-name="P32"><text:change-start text:change-id="ct54005616"/><text:soft-page-break/><text:span text:style-name="T93">Com a diferença de que este aluno alugava um serviço dedicado, customizando-o, sem a necessidade de programação, diferente da minha plataforma, que é exclusiva, programada dentro de conceitos iniciais originais, recebendo constantemente </text:span><text:span text:style-name="T75">feedback</text:span><text:span text:style-name="T92"> de usuários. Apesar desta diferença a proposta de coleta de dados online é semelhante, por meio de usuários online em um ambiente virtual, </text:span></text:p>
      <text:h text:style-name="P64" text:outline-level="2"><text:bookmark-start text:name="__RefHeading___Toc1339_1950731629"/>O conceito de <text:span text:style-name="T73">multi-task</text:span> explorado durante pesquisa da disciplina EAD5822<text:bookmark-end text:name="__RefHeading___Toc1339_1950731629"/></text:h>
      <text:p text:style-name="P29"><text:span text:style-name="T92">O conceito de </text:span><text:span text:style-name="T75">multi-task</text:span><text:span text:style-name="T60"> foi explorado durante a pesquisa da disciplina </text:span><text:span text:style-name="T59">EAD5822 - Metodologia de Pesquisa Aplicada à Administração (Turma 2014.01), sob a supervisão da Prof. Dr. Bernadete de Lourdes Marinho Grandolpho, onde foi-se criado um artigo </text:span><text:span text:style-name="T61">(</text:span><text:span text:style-name="T59">não publicado</text:span><text:span text:style-name="T61">)</text:span><text:span text:style-name="T59"> sobre o tema, em co-autoria com Guilherme Tadiello, orientado da Prof. Dra. Adriana Black. </text:span><text:span text:style-name="T61">Trat</text:span><text:span text:style-name="T62">oou</text:span><text:span text:style-name="T61">-se de uma pesquisa exploratória com abordagem quantitativa e método de pesquisa survey </text:span><text:change-end text:change-id="ct54005616"/><text:reference-mark-start text:name="ZOTERO_ITEM CSL_CITATION {&quot;citationID&quot;:&quot;StKEsO6Q&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1ucYxcrs3B"/><text:span text:style-name="T61">(Freitas et al., 2000)</text:span><text:change-start text:change-id="ct55288496"/><text:reference-mark-end text:name="ZOTERO_ITEM CSL_CITATION {&quot;citationID&quot;:&quot;StKEsO6Q&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1ucYxcrs3B"/><text:span text:style-name="T92">. O questionário utilizado na pesquisa resultou de adaptação de questionário utilizado por </text:span><text:reference-mark-start text:name="ZOTERO_ITEM CSL_CITATION {&quot;citationID&quot;:&quot;hSG1hzC9&quot;,&quot;properties&quot;:{&quot;formattedCitation&quot;:&quot;(Karpinski, Kirschner, Ozer, Mellott, &amp; Ochwo, 2013)&quot;,&quot;plainCitation&quot;:&quot;(Karpinski, Kirschner, Ozer, Mellott, &amp; Ochwo,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QSO7XkkC7e"/><text:span text:style-name="T92">(Karpinski, Kirschner, Ozer, Mellott, &amp; Ochwo, 2013)</text:span><text:reference-mark-end text:name="ZOTERO_ITEM CSL_CITATION {&quot;citationID&quot;:&quot;hSG1hzC9&quot;,&quot;properties&quot;:{&quot;formattedCitation&quot;:&quot;(Karpinski, Kirschner, Ozer, Mellott, &amp; Ochwo, 2013)&quot;,&quot;plainCitation&quot;:&quot;(Karpinski, Kirschner, Ozer, Mellott, &amp; Ochwo,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QSO7XkkC7e"/><text:span text:style-name="T92"> e disponibilizado para os autores deste artigo, com tradução e adaptação dos mesmos. Os dados foram coletados pela internet através de formulário disponibilizado no serviço de coleta de dados </text:span><text:span text:style-name="T75">SurveyMonkey</text:span><text:span text:style-name="T92"> durante o mês de junho de 2014 (03/06/2014 até 27/06/2014). O link para preenchimento da pesquisa foi encaminhado para unidades de ensino da USP, após visitas presencias à direção de algumas unidade, e repassados para os estudantes constantes da lista de emails de alunos da graduação da Escola Politécnica, Faculdade de Ciências Farmacêuticas, Instituto de Química e Instituto de Relações Internacionais. Dessa maneira, a amostra caracteriza-se como não probabilística por conveniência </text:span><text:reference-mark-start text:name="ZOTERO_ITEM CSL_CITATION {&quot;citationID&quot;:&quot;wM4u5g1C&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zGMY1b5muE"/><text:span text:style-name="T92">(Freitas et al., 2000)</text:span><text:reference-mark-end text:name="ZOTERO_ITEM CSL_CITATION {&quot;citationID&quot;:&quot;wM4u5g1C&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zGMY1b5muE"/><text:span text:style-name="T92">. O convite feito para os alunos para preenchimento do questionário oferecia para os interessados uma oferta de um curso, denomindo Treinamento em Foco,de uma noite a ser ministrado no segundo semestre de 2014, porém ainda não ofertado. Ao todo 361 respondentes iniciaram o questionário, </text:span><text:soft-page-break/><text:span text:style-name="T92">com 292 preenchendo até a última página. A pesquisa não foi publicada, permance inédita e relevante para o contexto atual.</text:span></text:p>
      <text:h text:style-name="Heading_20_2" text:outline-level="2"><text:bookmark-start text:name="__RefHeading___Toc300_501625412"/><text:span text:style-name="T101">A </text:span><text:span text:style-name="T81">startup </text:span>Pomodoros.com.br: um ambiente online, <text:span text:style-name="T101">gamificado,</text:span> para usuários da Pomodoro <text:span text:style-name="T73">Technique</text:span><text:bookmark-end text:name="__RefHeading___Toc300_501625412"/></text:h>
      <text:p text:style-name="P20">O autor da presente proposta <text:span text:style-name="T99">utiliza em sua rotina de trabalho a Pomodoro </text:span><text:span text:style-name="T77">Technique</text:span><text:span text:style-name="T99"> desde 2010, quando conheceu a técnica. Assim como preconiza seu criador, usava um relógio de cozinha no formato de tomate para registrar os tempos de foco e descanso, porém após alguns meses de uso percebeu que era difícil manter os registros das tarefas que haviam sido feitas. Em 2011, ao pesquisar algumas soluções na internet e </text:span><text:span text:style-name="T78">softwares</text:span><text:span text:style-name="T99"> para sua própria utilização, após testar algumas alternativas e ficou insatisfeito e decidiu criar seu próprio sistema para usar e registrar as tarefas e tempos de utilização, com relatórios avançados e no formato rede social.</text:span></text:p>
      <text:p text:style-name="P21">Resumidamente, com recursos próprios, registrou o domínio <text:a xlink:type="simple" xlink:href="http://www.pomodoros.com.br/" text:style-name="Internet_20_link" text:visited-style-name="Visited_20_Internet_20_Link">www.pomodoros.com.br</text:a> e lançou uma plataforma online com bases nas tecnologias: <text:span text:style-name="T73">Linux, Apache, Php, HTML, JavaScript, WordPress, CSS</text:span>, <text:span text:style-name="T100">no formato </text:span><text:span text:style-name="T73">startup, </text:span><text:span text:style-name="T100">uma rede social de produtividade </text:span>aberta, onde qualquer pessoa da internet poderia se registrar. A primeira versão, <text:span text:style-name="T73">red</text:span>, entrou no ar em 2011, a segunda versão <text:span text:style-name="T73">green</text:span><text:span text:style-name="T95"> </text:span>em 2013, em 2016 o site saiu do ar e perdeu todos os usuários. Em 2017 foi lançada em testes a versão <text:span text:style-name="T73">black</text:span>, <text:span text:style-name="T100">finalizada em agosto de 2018</text:span>, mas que já consiste em um <text:span text:style-name="T95">ambiente </text:span><text:span text:style-name="T79">online</text:span><text:span text:style-name="T95">, </text:span>um <text:span text:style-name="T95">site responsive </text:span><text:span text:style-name="T76">cross-browser</text:span><text:span text:style-name="T98"> e aplicativo disponível para </text:span><text:span text:style-name="T76">download </text:span><text:span text:style-name="T98">para </text:span><text:span text:style-name="T76">Android</text:span><text:span text:style-name="T98"> no </text:span><text:span text:style-name="T76">Google Play, </text:span><text:span text:style-name="T100">com a tradução em andamento para cinco idiomas: inglês, português, francês, espanhol e chinês, já tendo recebido visitas de dezenas de países </text:span></text:p>
      <text:p text:style-name="P22">FOTO. </text:p>
      <text:p text:style-name="P21">A<text:span text:style-name="T98">o longo destes anos o site esteve no ar a maior parte do tempo, sempre registrando novos usuários e coletando constantemente dados de uso, </text:span>são quase 8 anos de dados coletados, <text:soft-page-break/>XXXXXXXXXXXXX mil pomodos e XXXXXXXXXXX usuários. Permitindo que se façam análises estatísticas e novas pesquisas com novos usuários e grupos de controle.</text:p>
      <text:p text:style-name="P2"><text:change-end text:change-id="ct55288496"/><text:change text:change-id="ct55433952"/></text:p>
      <text:h text:style-name="Heading_20_1" text:outline-level="1"><text:bookmark-start text:name="__RefHeading___Toc556_59307899"/>Proposta de Pesquisa: <text:bookmark-end text:name="__RefHeading___Toc556_59307899"/></text:h>
      <text:p text:style-name="Text_20_body">Propõe-se</text:p>
      <text:h text:style-name="Heading_20_2" text:outline-level="2"><text:bookmark-start text:name="__RefHeading___Toc558_59307899"/>Pergunta de pesquisa<text:bookmark-end text:name="__RefHeading___Toc558_59307899"/></text:h>
      <text:p text:style-name="Text_20_body">Qual</text:p>
      <text:h text:style-name="Heading_20_2" text:outline-level="2"><text:bookmark-start text:name="__RefHeading___Toc560_59307899"/>Hipóteses<text:bookmark-end text:name="__RefHeading___Toc560_59307899"/></text:h>
      <text:p text:style-name="Text_20_body">A</text:p>
      <text:p text:style-name="P18">Hipótese 1: <text:change-start text:change-id="ct55121664"/><text:span text:style-name="T3">A Técnica dos Pomodoros aumenta o foco</text:span></text:p>
      <text:p text:style-name="P3">Testado por relato de usuários, antes e depois de utilizar o ambiente online.<text:change-end text:change-id="ct55121664"/><text:change text:change-id="ct55354000"/></text:p>
      <text:p text:style-name="Text_20_body"><text:span text:style-name="T6">Hipótese 2: </text:span><text:change-start text:change-id="ct55122208"/><text:span text:style-name="T2">Estratégias de gamificação estimula</text:span><text:change-end text:change-id="ct55122208"/><text:change-start text:change-id="ct54023728"/><text:span text:style-name="T2">m o usuário a permancer mais tempo online usando o ambiente</text:span><text:change-end text:change-id="ct54023728"/><text:change text:change-id="ct54023952"/></text:p>
      <text:p text:style-name="P4"><text:change-start text:change-id="ct55287536"/>Novamente por meio de entrevistas obtem-se dos usuários informações sobre as ferramentas e partes gamificadas do aplicatico que mais atrairam sua atenção e estimular o uso continuado da ferramenta.<text:change-end text:change-id="ct55287536"/><text:change text:change-id="ct54023472"/><text:change-start text:change-id="ct55127872"/></text:p>
      <text:p text:style-name="P13">Hipótese 3: Evitar multi-tarefa traz uma sensação maior de controle do tempo</text:p>
      <text:p text:style-name="P17"><text:span text:style-name="T5">Por meio de entrevistas </text:span><text:change-end text:change-id="ct55127872"/><text:change-start text:change-id="ct54004832"/><text:span text:style-name="T5">sobre a própria percepção de foco e passagem de tempo </text:span><text:change-end text:change-id="ct54004832"/></text:p>
      <text:p text:style-name="P5">Hipótese <text:change text:change-id="ct54017600"/><text:change-start text:change-id="ct55122432"/><text:span text:style-name="T3">4</text:span><text:change-end text:change-id="ct55122432"/>: <text:change-start text:change-id="ct53993136"/><text:span text:style-name="T3">O ambiente pomodoros.com.br ajuda estu</text:span><text:change-end text:change-id="ct53993136"/><text:change-start text:change-id="ct55275088"/><text:span text:style-name="T3">dantes e profissionais a atingirem metas e objetivos</text:span><text:change-end text:change-id="ct55275088"/><text:change text:change-id="ct55275408"/></text:p>
      <text:p text:style-name="P4"><text:change-start text:change-id="ct54012896"/><text:soft-page-break/>Esta hipótese também é avaliada de forma subjetiva por meio de entrevistas,<text:change-end text:change-id="ct54012896"/><text:change text:change-id="ct54013120"/></text:p>
      <text:p text:style-name="P5">Hipótese 4: A </text:p>
      <text:p text:style-name="P10">Temos</text:p>
      <text:h text:style-name="Heading_20_2" text:outline-level="2"><text:bookmark-start text:name="__RefHeading___Toc39_1168710570"/>Críticas Aos Estudos Antecedentes<text:bookmark-end text:name="__RefHeading___Toc39_1168710570"/></text:h>
      <text:p text:style-name="Text_20_body"><text:span text:style-name="T5">Muitos estudos focam aspectos de tempo de projetos, observando o cumprimento de cronogramas ou datas de entrada no mercado, como Eisenhard e Tabrizi (1995), onde todas as hipóteses estão relacionadas com “encurtar o tempo de desenvolvimento”</text:span><text:span text:style-name="Footnote_20_anchor"><text:span text:style-name="T5"><text:note text:id="ftn1" text:note-class="footnote"><text:note-citation>1</text:note-citation><text:note-body><text:p text:style-name="P42">shorter development time</text:p></text:note-body></text:note></text:span></text:span><text:span text:style-name="T5">, porém, sem de fato cronometrar os tempos dos projetos. Dentro do escopo de um primeiro estudo exploratório acerca do tema não foi encontrada nenhum estudo indicando a cronometração de tarefas feitas por indivíduos ou pelas equipes de projetos e com isso indicar o valor da improvisação com base em dados mais quantitativos.</text:span></text:p>
      <text:p text:style-name="P9">Em muitos destes estudos temos análises relacionadas a gestão do cronograma do projeto e tentativa de entrada antecipada no mercado, algo muito relacionado ao tempo, mas insuficiente para responder acertadamente aspectos relativos ao tempo utilizado em atividades de planejamento e execução, ou quanto tempo foi usado em tarefas não-planejadasm e assim com estes tempos cronometrados, podemos verificar se as horas previstas para os o cronograma foram cumpridas, <text:s/>subutilizadas ou em excesso.<text:span text:style-name="T71"> Para dificultar ainda mais, como responder quanto tempo foi gasto em situações “ambíguas”, como definido por Moorman e Miner (1998), onde ocorre planejamento e execução simultaneamente?</text:span></text:p>
      <text:p text:style-name="P15">Na maioria destes estudos a coleta dos dados relativos aos tempos foi realizada, porém, a partir de entrevista com executivos e gestores, mas será que executivos podem mesmo relatar precisamente o tempo decorrido com cada tipo de tarefa? Quanto de viés existe numa pergunta sobre tempo <text:soft-page-break/>despendido em uma tarefa que pode envolver um projeto com centenas de pessoas? Na verdade ninguém cronometrou os tempos individuais de cada tarefa, que na definição de Willians (2005) aparece como o fundamento do projeto, portanto, é sempre um “chute”, uma estimativa de tempo, o que pode enviezar a pesquisa, ainda mais se tratando na maioria das vezes de um estudo múltiplo de caso.</text:p>
      <text:p text:style-name="P15">Acredita-se que o enfoque pode ser melhor aprimorado e análises podem ser mais precisas se cronometrado o tempo utilizado em atividades do projetos, relacionando o tempo utilizado em todas as atividades e todos os níveis, gerencial e de projeto, classificando o tempo do projeto e identificando quanto tempo foi utilizado de maneira improvisada, ou seja, executando tarefas não-planejadas e/ou imprevistas, enquanto o outro tempo seria o tempo utilizado com tarefas planejadas.</text:p>
      <text:p text:style-name="P31">O enfoque pretendido da proposta é analisar o valor da improvisação utilizando-se uma metodologia experimental, acompanhando projetos de P&amp;D e cronometrando as atividades, separando o tempo utilizado dentro dos 2 paradigmas, tradicional e improvisação.</text:p>
      <text:p text:style-name="P16"/>
      <text:h text:style-name="P60" text:outline-level="1"><text:bookmark-start text:name="__RefHeading___Toc562_59307899"/>Bibliografia<text:bookmark-end text:name="__RefHeading___Toc562_59307899"/></text:h>
      <text:section text:style-name="Sect1" text:name="ZOTERO_BIBL {&quot;uncited&quot;:[],&quot;omitted&quot;:[],&quot;custom&quot;:[]} CSL_BIBLIOGRAPHY RNDoU8w5C4i4T">
        <text:p text:style-name="Bibliography_20_1">Ahmed, R., Frontz, M., Chambers, A., &amp; Voida, S. (2014). A tangible approach to time management. In <text:span text:style-name="T72">Proceedings of the 2014 ACM International Joint Conference on Pervasive and Ubiquitous Computing Adjunct Publication - UbiComp ’14 Adjunct</text:span> (p. 207–210). Seattle, Washington: ACM Press. https://doi.org/10.1145/2638728.2638794</text:p>
        <text:p text:style-name="Bibliography_20_1">Cirillo, F. (2006). The pomodoro technique (the pomodoro). <text:span text:style-name="T72">Agile Processes in Software Engineering and</text:span>, <text:span text:style-name="T72">54</text:span>(2).</text:p>
        <text:p text:style-name="Bibliography_20_1">Eisenhardt, K. M., &amp; Tabrizi, B. N. (1995). Accelerating adaptive processes: Product innovation in the global computer industry. <text:span text:style-name="T72">Administrative science quarterly</text:span>, 84–110.</text:p>
        <text:p text:style-name="Bibliography_20_1"><text:soft-page-break/>Ferraz, I. R. (2015). Mercado Preditivo: Um Método De Previsão Baseado No Conhecimento Coletivo. <text:span text:style-name="T72">SÃO PAULO</text:span>, 277.</text:p>
        <text:p text:style-name="Bibliography_20_1">Ferraz, I. R., &amp; Gouvêa, M. A. (2016). Bolsa De Previsões (BPREV): The First Political Prediction Market In Brazil (p. 615–644). Apresentado em 13th CONTECSI International Conference on Information Systems and Technology Management. https://doi.org/10.5748/9788599693124-13CONTECSI/PS-3747</text:p>
        <text:p text:style-name="Bibliography_20_1">Freitas, H., Oliveira, M., Saccol, A. Z., &amp; Moscarola, J. (2000). O método de pesquisa survey. <text:span text:style-name="T72">Revista de Administra&amp;ccdeil; ão da Universidade de São Paulo</text:span>, <text:span text:style-name="T72">35</text:span>(3).</text:p>
        <text:p text:style-name="Bibliography_20_1">Gobbo, F., &amp; Vaccari, M. (2008). The Pomodoro Technique for Sustainable Pace in Extreme Programming Teams. In P. Abrahamsson, R. Baskerville, K. Conboy, B. Fitzgerald, L. Morgan, &amp; X. Wang (Orgs.), <text:span text:style-name="T72">Agile Processes in Software Engineering and Extreme Programming</text:span> (Vol. 9, p. 180–184). Berlin, Heidelberg: Springer Berlin Heidelberg. https://doi.org/10.1007/978-3-540-68255-4_18</text:p>
        <text:p text:style-name="Bibliography_20_1">Karpinski, A. C., Kirschner, P. A., Ozer, I., Mellott, J. A., &amp; Ochwo, P. (2013). An exploration of social networking site use, multitasking, and academic performance among United States and European university students. <text:span text:style-name="T72">Computers in Human Behavior</text:span>, <text:span text:style-name="T72">29</text:span>(3), 1182–1192. https://doi.org/10.1016/j.chb.2012.10.011</text:p>
        <text:p text:style-name="Bibliography_20_1">Lima, M. do C. F., &amp; Jesus, S. B. (2011). Administração do tempo: um estudo sobre a gestão eficaz do tempo como ferramenta para o aumento da produtividade e work life balance. <text:span text:style-name="T72">Revista de Gestão e Secretariado</text:span>, <text:span text:style-name="T72">2</text:span>(2), 121–144.</text:p>
        <text:p text:style-name="Bibliography_20_1">Martini, A. (2014, maio 19). Pomodoro Technique® Considered Harmful (don’t worry: you are not using it). Recuperado 21 de janeiro de 2018, de https://arialdomartini.wordpress.com/2014/05/19/pomodoro-technique-considered-harmful-dont-worry-you-are-not-using-it/</text:p>
        <text:p text:style-name="Bibliography_20_1">Patrício, R. G., Macedo, N. de C. C., &amp; França, C. T. P. L. (2011). Pomodoro aliado a SCRUM para aumento da produtividade: um estudo de caso. Recuperado de http://www.infobrasil.inf.br/userfiles/Pomodoro%20aliado%20a%20SCRUM%20para%20aumento%20da.pdf</text:p>
        <text:p text:style-name="Bibliography_20_1"><text:soft-page-break/>Reynaldo, G. R. (2017). O Uso De Ferramentas De Produtividade Na Educação: Aprendendo O Dobro Na Metade Do Tempo, 66.</text:p>
        <text:p text:style-name="Bibliography_20_1">Ruensuk, M. (2016). An implementation to reduce internal/external interruptions in Agile software development using pomodoro technique. In <text:span text:style-name="T72">2016 IEEE/ACIS 15th International Conference on Computer and Information Science (ICIS)</text:span> (p. 1–4). IEEE.</text:p>
        <text:p text:style-name="Bibliography_20_1">Santiago, H. A., &amp; Inhuma, T. S. (2017). Gestão do tempo e motivação- fatores intrínsecos e extrínsecos que influenciam na realização de metas profissionais, 16.</text:p>
        <text:p text:style-name="Bibliography_20_1">Wang, X., Gobbo, F., &amp; Lane, M. (2010). Turning Time from Enemy into an Ally Using the Pomodoro Technique. In D. Šmite, N. B. Moe, &amp; P. J. Ågerfalk (Orgs.), <text:span text:style-name="T72">Agility Across Time and Space</text:span> (p. 149–166). Berlin, Heidelberg: Springer Berlin Heidelberg. https://doi.org/10.1007/978-3-642-12442-6_10</text:p>
      </text:section>
      <text:h text:style-name="Heading_20_1" text:outline-level="1"><text:bookmark-start text:name="__RefHeading___Toc56_501625412"/>Apêndices<text:bookmark-end text:name="__RefHeading___Toc56_501625412"/></text:h>
      <text:h text:style-name="Heading_20_2" text:outline-level="2"><text:bookmark-start text:name="__RefHeading___Toc58_501625412"/>Dados pomodoros<text:bookmark-end text:name="__RefHeading___Toc58_50162541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pt" fo:country="BR"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fo:text-align="justify" style:justify-single-word="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200%" fo:text-align="center" style:justify-single-word="false" fo:text-indent="0cm" style:auto-text-indent="false"/>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8pt"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200%" fo:text-indent="0cm" style:auto-text-indent="false"/>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6pt"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line-height="200%"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2cm" fo:margin-right="0cm" fo:margin-top="0cm" fo:margin-bottom="0.499cm" loext:contextual-spacing="false" fo:line-height="200%" fo:text-align="justify" style:justify-single-word="false" fo:text-indent="0cm" style:auto-text-indent="false"/>
      <style:text-properties fo:font-size="10pt" style:font-size-asian="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Header" style:family="paragraph" style:parent-style-name="Standard" style:class="extra"/>
    <style:style style:name="Footer"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6ee6cf"/>
    </style:style>
    <style:style style:name="MT1" style:family="text">
      <style:text-properties officeooo:rsid="006ee6cf"/>
    </style:style>
    <style:style style:name="MT2" style:family="text"/>
    <style:style style:name="MT3" style:family="text">
      <style:text-properties fo:font-style="normal" style:font-style-asian="normal" style:font-style-complex="normal"/>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Atenção: </text:span>É <text:span text:style-name="Emphasis">proibida</text:span> a reprodução <text:span text:style-name="Emphasis">total ou parcial</text:span> de<text:span text:style-name="MT1">ste</text:span> <text:span text:style-name="Emphasis"><text:span text:style-name="MT3">texto</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21:17:23.508637500</meta:creation-date>
    <dc:date>2018-10-23T08:28:58.100172402</dc:date>
    <meta:editing-cycles>180</meta:editing-cycles>
    <meta:editing-duration>P2DT22H58M6S</meta:editing-duration>
    <meta:generator>LibreOffice/5.1.6.2$Linux_X86_64 LibreOffice_project/10m0$Build-2</meta:generator>
    <meta:document-statistic meta:table-count="0" meta:image-count="0" meta:object-count="0" meta:page-count="21" meta:paragraph-count="138" meta:word-count="5320" meta:character-count="35290" meta:non-whitespace-character-count="30130"/>
    <meta:user-defined meta:name="ZOTERO_PREF_1">&lt;data data-version="3" zotero-version="5.0.56"&gt;&lt;session id="XrFOmYoO"/&gt;&lt;style id="http://www.zotero.org/styles/apa" locale="pt-BR" hasBibliography="1" bibliographyStyleHasBeenSet="1"/&gt;&lt;prefs&gt;&lt;pref name="fieldType" value="ReferenceMark"/&gt;&lt;pref name="automa</meta:user-defined>
    <meta:user-defined meta:name="ZOTERO_PREF_2">ticJournalAbbreviations" value="true"/&gt;&lt;/prefs&gt;&lt;/data&gt;</meta:user-defined>
  </office:meta>
</office:document-meta>
</file>